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1年01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9005752" table:style-name="ce57">
            <text:p>9,005,752</text:p>
          </table:table-cell>
          <table:table-cell office:value-type="float" office:value="23349666" table:style-name="ce58">
            <text:p>23,349,666</text:p>
          </table:table-cell>
          <table:table-cell office:value-type="float" office:value="11565761" table:style-name="ce58">
            <text:p>11,565,761</text:p>
          </table:table-cell>
          <table:table-cell office:value-type="float" office:value="11783905" table:style-name="ce59">
            <text:p>11,783,905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20852" table:style-name="ce57">
            <text:p>1,620,852</text:p>
          </table:table-cell>
          <table:table-cell office:value-type="float" office:value="4003812" table:style-name="ce62">
            <text:p>4,003,812</text:p>
          </table:table-cell>
          <table:table-cell office:value-type="float" office:value="1955357" table:style-name="ce62">
            <text:p>1,955,357</text:p>
          </table:table-cell>
          <table:table-cell office:value-type="float" office:value="2048455" table:style-name="ce59">
            <text:p>2,048,45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0027" table:style-name="ce57">
            <text:p>1,050,027</text:p>
          </table:table-cell>
          <table:table-cell office:value-type="float" office:value="2514425" table:style-name="ce62">
            <text:p>2,514,425</text:p>
          </table:table-cell>
          <table:table-cell office:value-type="float" office:value="1197417" table:style-name="ce62">
            <text:p>1,197,417</text:p>
          </table:table-cell>
          <table:table-cell office:value-type="float" office:value="1317008" table:style-name="ce59">
            <text:p>1,317,00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62646" table:style-name="ce57">
            <text:p>862,646</text:p>
          </table:table-cell>
          <table:table-cell office:value-type="float" office:value="2271637" table:style-name="ce62">
            <text:p>2,271,637</text:p>
          </table:table-cell>
          <table:table-cell office:value-type="float" office:value="1124609" table:style-name="ce62">
            <text:p>1,124,609</text:p>
          </table:table-cell>
          <table:table-cell office:value-type="float" office:value="1147028" table:style-name="ce59">
            <text:p>1,147,028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17969" table:style-name="ce57">
            <text:p>1,017,969</text:p>
          </table:table-cell>
          <table:table-cell office:value-type="float" office:value="2812308" table:style-name="ce62">
            <text:p>2,812,308</text:p>
          </table:table-cell>
          <table:table-cell office:value-type="float" office:value="1380350" table:style-name="ce62">
            <text:p>1,380,350</text:p>
          </table:table-cell>
          <table:table-cell office:value-type="float" office:value="1431958" table:style-name="ce59">
            <text:p>1,431,95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10092" table:style-name="ce57">
            <text:p>710,092</text:p>
          </table:table-cell>
          <table:table-cell office:value-type="float" office:value="1860379" table:style-name="ce62">
            <text:p>1,860,379</text:p>
          </table:table-cell>
          <table:table-cell office:value-type="float" office:value="926320" table:style-name="ce62">
            <text:p>926,320</text:p>
          </table:table-cell>
          <table:table-cell office:value-type="float" office:value="934059" table:style-name="ce59">
            <text:p>934,059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8869" table:style-name="ce57">
            <text:p>1,128,869</text:p>
          </table:table-cell>
          <table:table-cell office:value-type="float" office:value="2742032" table:style-name="ce61">
            <text:p>2,742,032</text:p>
          </table:table-cell>
          <table:table-cell office:value-type="float" office:value="1351302" table:style-name="ce62">
            <text:p>1,351,302</text:p>
          </table:table-cell>
          <table:table-cell office:value-type="float" office:value="1390730" table:style-name="ce59">
            <text:p>1,390,730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69115" table:style-name="ce57">
            <text:p>2,569,115</text:p>
          </table:table-cell>
          <table:table-cell office:value-type="float" office:value="6989903" table:style-name="ce61">
            <text:p>6,989,903</text:p>
          </table:table-cell>
          <table:table-cell office:value-type="float" office:value="3552001" table:style-name="ce62">
            <text:p>3,552,001</text:p>
          </table:table-cell>
          <table:table-cell office:value-type="float" office:value="3437902" table:style-name="ce59">
            <text:p>3,437,902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4233" table:style-name="ce36">
            <text:p>174,233</text:p>
          </table:table-cell>
          <table:table-cell office:value-type="float" office:value="450406" table:style-name="ce37">
            <text:p>450,406</text:p>
          </table:table-cell>
          <table:table-cell office:value-type="float" office:value="226840" table:style-name="ce37">
            <text:p>226,840</text:p>
          </table:table-cell>
          <table:table-cell office:value-type="float" office:value="223566" table:style-name="ce37">
            <text:p>223,56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10975" table:style-name="ce36">
            <text:p>210,975</text:p>
          </table:table-cell>
          <table:table-cell office:value-type="float" office:value="575754" table:style-name="ce37">
            <text:p>575,754</text:p>
          </table:table-cell>
          <table:table-cell office:value-type="float" office:value="293869" table:style-name="ce37">
            <text:p>293,869</text:p>
          </table:table-cell>
          <table:table-cell office:value-type="float" office:value="281885" table:style-name="ce37">
            <text:p>281,88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5428" table:style-name="ce36">
            <text:p>195,428</text:p>
          </table:table-cell>
          <table:table-cell office:value-type="float" office:value="537817" table:style-name="ce37">
            <text:p>537,817</text:p>
          </table:table-cell>
          <table:table-cell office:value-type="float" office:value="277261" table:style-name="ce37">
            <text:p>277,261</text:p>
          </table:table-cell>
          <table:table-cell office:value-type="float" office:value="260556" table:style-name="ce37">
            <text:p>260,55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9293" table:style-name="ce36">
            <text:p>399,293</text:p>
          </table:table-cell>
          <table:table-cell office:value-type="float" office:value="1254308" table:style-name="ce37">
            <text:p>1,254,308</text:p>
          </table:table-cell>
          <table:table-cell office:value-type="float" office:value="637083" table:style-name="ce37">
            <text:p>637,083</text:p>
          </table:table-cell>
          <table:table-cell office:value-type="float" office:value="617225" table:style-name="ce37">
            <text:p>617,22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771" table:style-name="ce36">
            <text:p>179,771</text:p>
          </table:table-cell>
          <table:table-cell office:value-type="float" office:value="484422" table:style-name="ce37">
            <text:p>484,422</text:p>
          </table:table-cell>
          <table:table-cell office:value-type="float" office:value="247404" table:style-name="ce37">
            <text:p>247,404</text:p>
          </table:table-cell>
          <table:table-cell office:value-type="float" office:value="237018" table:style-name="ce37">
            <text:p>237,018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713" table:style-name="ce36">
            <text:p>244,713</text:p>
          </table:table-cell>
          <table:table-cell office:value-type="float" office:value="669354" table:style-name="ce37">
            <text:p>669,354</text:p>
          </table:table-cell>
          <table:table-cell office:value-type="float" office:value="345903" table:style-name="ce37">
            <text:p>345,903</text:p>
          </table:table-cell>
          <table:table-cell office:value-type="float" office:value="323451" table:style-name="ce37">
            <text:p>323,4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5065" table:style-name="ce36">
            <text:p>185,065</text:p>
          </table:table-cell>
          <table:table-cell office:value-type="float" office:value="492676" table:style-name="ce37">
            <text:p>492,676</text:p>
          </table:table-cell>
          <table:table-cell office:value-type="float" office:value="255545" table:style-name="ce37">
            <text:p>255,545</text:p>
          </table:table-cell>
          <table:table-cell office:value-type="float" office:value="237131" table:style-name="ce37">
            <text:p>237,1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3326" table:style-name="ce36">
            <text:p>293,326</text:p>
          </table:table-cell>
          <table:table-cell office:value-type="float" office:value="803787" table:style-name="ce37">
            <text:p>803,787</text:p>
          </table:table-cell>
          <table:table-cell office:value-type="float" office:value="409144" table:style-name="ce37">
            <text:p>409,144</text:p>
          </table:table-cell>
          <table:table-cell office:value-type="float" office:value="394643" table:style-name="ce37">
            <text:p>394,6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4026" table:style-name="ce36">
            <text:p>84,026</text:p>
          </table:table-cell>
          <table:table-cell office:value-type="float" office:value="213296" table:style-name="ce55">
            <text:p>213,296</text:p>
          </table:table-cell>
          <table:table-cell office:value-type="float" office:value="109391" table:style-name="ce37">
            <text:p>109,391</text:p>
          </table:table-cell>
          <table:table-cell office:value-type="float" office:value="103905" table:style-name="ce37">
            <text:p>103,9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955" table:style-name="ce36">
            <text:p>127,955</text:p>
          </table:table-cell>
          <table:table-cell office:value-type="float" office:value="321063" table:style-name="ce37">
            <text:p>321,063</text:p>
          </table:table-cell>
          <table:table-cell office:value-type="float" office:value="162262" table:style-name="ce37">
            <text:p>162,262</text:p>
          </table:table-cell>
          <table:table-cell office:value-type="float" office:value="158801" table:style-name="ce37">
            <text:p>158,8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393" table:style-name="ce36">
            <text:p>42,393</text:p>
          </table:table-cell>
          <table:table-cell office:value-type="float" office:value="106296" table:style-name="ce37">
            <text:p>106,296</text:p>
          </table:table-cell>
          <table:table-cell office:value-type="float" office:value="54674" table:style-name="ce37">
            <text:p>54,674</text:p>
          </table:table-cell>
          <table:table-cell office:value-type="float" office:value="51622" table:style-name="ce37">
            <text:p>51,6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994" table:style-name="ce36">
            <text:p>155,994</text:p>
          </table:table-cell>
          <table:table-cell office:value-type="float" office:value="363594" table:style-name="ce37">
            <text:p>363,594</text:p>
          </table:table-cell>
          <table:table-cell office:value-type="float" office:value="181296" table:style-name="ce37">
            <text:p>181,296</text:p>
          </table:table-cell>
          <table:table-cell office:value-type="float" office:value="182298" table:style-name="ce37">
            <text:p>182,2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4167" table:style-name="ce36">
            <text:p>174,167</text:p>
          </table:table-cell>
          <table:table-cell office:value-type="float" office:value="452586" table:style-name="ce37">
            <text:p>452,586</text:p>
          </table:table-cell>
          <table:table-cell office:value-type="float" office:value="223622" table:style-name="ce37">
            <text:p>223,622</text:p>
          </table:table-cell>
          <table:table-cell office:value-type="float" office:value="228964" table:style-name="ce37">
            <text:p>228,9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776" table:style-name="ce36">
            <text:p>101,776</text:p>
          </table:table-cell>
          <table:table-cell office:value-type="float" office:value="264544" table:style-name="ce37">
            <text:p>264,544</text:p>
          </table:table-cell>
          <table:table-cell office:value-type="float" office:value="127707" table:style-name="ce37">
            <text:p>127,707</text:p>
          </table:table-cell>
          <table:table-cell office:value-type="float" office:value="136837" table:style-name="ce37">
            <text:p>136,83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6182" table:style-name="ce57">
            <text:p>46,182</text:p>
          </table:table-cell>
          <table:table-cell office:value-type="float" office:value="155170" table:style-name="ce61">
            <text:p>155,170</text:p>
          </table:table-cell>
          <table:table-cell office:value-type="float" office:value="78405" table:style-name="ce61">
            <text:p>78,405</text:p>
          </table:table-cell>
          <table:table-cell office:value-type="float" office:value="76765" table:style-name="ce61">
            <text:p>76,7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2647" table:style-name="ce36">
            <text:p>42,647</text:p>
          </table:table-cell>
          <table:table-cell office:value-type="float" office:value="141505" table:style-name="ce37">
            <text:p>141,505</text:p>
          </table:table-cell>
          <table:table-cell office:value-type="float" office:value="70469" table:style-name="ce37">
            <text:p>70,469</text:p>
          </table:table-cell>
          <table:table-cell office:value-type="float" office:value="71036" table:style-name="ce37">
            <text:p>71,03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535" table:style-name="ce38">
            <text:p>3,535</text:p>
          </table:table-cell>
          <table:table-cell office:value-type="float" office:value="13665" table:style-name="ce39">
            <text:p>13,665</text:p>
          </table:table-cell>
          <table:table-cell office:value-type="float" office:value="7936" table:style-name="ce39">
            <text:p>7,936</text:p>
          </table:table-cell>
          <table:table-cell office:value-type="float" office:value="5729" table:style-name="ce39">
            <text:p>5,729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20852" table:style-name="ce82">
            <text:p>1,620,852</text:p>
          </table:table-cell>
          <table:table-cell office:value-type="float" office:value="4003812" table:style-name="ce79">
            <text:p>4,003,812</text:p>
          </table:table-cell>
          <table:table-cell office:value-type="float" office:value="1955357" table:style-name="ce79">
            <text:p>1,955,357</text:p>
          </table:table-cell>
          <table:table-cell office:value-type="float" office:value="2048455" table:style-name="ce83">
            <text:p>2,048,4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9411" table:style-name="ce9">
            <text:p>219,411</text:p>
          </table:table-cell>
          <table:table-cell office:value-type="float" office:value="552249" table:style-name="ce11">
            <text:p>552,249</text:p>
          </table:table-cell>
          <table:table-cell office:value-type="float" office:value="268468" table:style-name="ce11">
            <text:p>268,468</text:p>
          </table:table-cell>
          <table:table-cell office:value-type="float" office:value="283781" table:style-name="ce23">
            <text:p>283,78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5655" table:style-name="ce9">
            <text:p>155,655</text:p>
          </table:table-cell>
          <table:table-cell office:value-type="float" office:value="381292" table:style-name="ce11">
            <text:p>381,292</text:p>
          </table:table-cell>
          <table:table-cell office:value-type="float" office:value="187057" table:style-name="ce11">
            <text:p>187,057</text:p>
          </table:table-cell>
          <table:table-cell office:value-type="float" office:value="194235" table:style-name="ce23">
            <text:p>194,2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654" table:style-name="ce9">
            <text:p>169,654</text:p>
          </table:table-cell>
          <table:table-cell office:value-type="float" office:value="405365" table:style-name="ce11">
            <text:p>405,365</text:p>
          </table:table-cell>
          <table:table-cell office:value-type="float" office:value="195977" table:style-name="ce11">
            <text:p>195,977</text:p>
          </table:table-cell>
          <table:table-cell office:value-type="float" office:value="209388" table:style-name="ce23">
            <text:p>209,3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191" table:style-name="ce9">
            <text:p>91,191</text:p>
          </table:table-cell>
          <table:table-cell office:value-type="float" office:value="214187" table:style-name="ce11">
            <text:p>214,187</text:p>
          </table:table-cell>
          <table:table-cell office:value-type="float" office:value="101493" table:style-name="ce11">
            <text:p>101,493</text:p>
          </table:table-cell>
          <table:table-cell office:value-type="float" office:value="112694" table:style-name="ce23">
            <text:p>112,69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2568" table:style-name="ce9">
            <text:p>162,568</text:p>
          </table:table-cell>
          <table:table-cell office:value-type="float" office:value="420967" table:style-name="ce11">
            <text:p>420,967</text:p>
          </table:table-cell>
          <table:table-cell office:value-type="float" office:value="205043" table:style-name="ce11">
            <text:p>205,043</text:p>
          </table:table-cell>
          <table:table-cell office:value-type="float" office:value="215924" table:style-name="ce23">
            <text:p>215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597" table:style-name="ce9">
            <text:p>130,597</text:p>
          </table:table-cell>
          <table:table-cell office:value-type="float" office:value="299141" table:style-name="ce11">
            <text:p>299,141</text:p>
          </table:table-cell>
          <table:table-cell office:value-type="float" office:value="143541" table:style-name="ce11">
            <text:p>143,541</text:p>
          </table:table-cell>
          <table:table-cell office:value-type="float" office:value="155600" table:style-name="ce23">
            <text:p>155,6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718" table:style-name="ce9">
            <text:p>67,718</text:p>
          </table:table-cell>
          <table:table-cell office:value-type="float" office:value="181620" table:style-name="ce11">
            <text:p>181,620</text:p>
          </table:table-cell>
          <table:table-cell office:value-type="float" office:value="90506" table:style-name="ce11">
            <text:p>90,506</text:p>
          </table:table-cell>
          <table:table-cell office:value-type="float" office:value="91114" table:style-name="ce23">
            <text:p>91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2714" table:style-name="ce9">
            <text:p>32,714</text:p>
          </table:table-cell>
          <table:table-cell office:value-type="float" office:value="88178" table:style-name="ce11">
            <text:p>88,178</text:p>
          </table:table-cell>
          <table:table-cell office:value-type="float" office:value="44148" table:style-name="ce11">
            <text:p>44,148</text:p>
          </table:table-cell>
          <table:table-cell office:value-type="float" office:value="44030" table:style-name="ce23">
            <text:p>44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811" table:style-name="ce9">
            <text:p>44,811</text:p>
          </table:table-cell>
          <table:table-cell office:value-type="float" office:value="115906" table:style-name="ce11">
            <text:p>115,906</text:p>
          </table:table-cell>
          <table:table-cell office:value-type="float" office:value="57896" table:style-name="ce11">
            <text:p>57,896</text:p>
          </table:table-cell>
          <table:table-cell office:value-type="float" office:value="58010" table:style-name="ce23">
            <text:p>58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5147" table:style-name="ce9">
            <text:p>85,147</text:p>
          </table:table-cell>
          <table:table-cell office:value-type="float" office:value="185197" table:style-name="ce11">
            <text:p>185,197</text:p>
          </table:table-cell>
          <table:table-cell office:value-type="float" office:value="88631" table:style-name="ce11">
            <text:p>88,631</text:p>
          </table:table-cell>
          <table:table-cell office:value-type="float" office:value="96566" table:style-name="ce23">
            <text:p>96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2330" table:style-name="ce9">
            <text:p>92,330</text:p>
          </table:table-cell>
          <table:table-cell office:value-type="float" office:value="205909" table:style-name="ce11">
            <text:p>205,909</text:p>
          </table:table-cell>
          <table:table-cell office:value-type="float" office:value="100253" table:style-name="ce11">
            <text:p>100,253</text:p>
          </table:table-cell>
          <table:table-cell office:value-type="float" office:value="105656" table:style-name="ce23">
            <text:p>105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078" table:style-name="ce9">
            <text:p>16,078</text:p>
          </table:table-cell>
          <table:table-cell office:value-type="float" office:value="38363" table:style-name="ce11">
            <text:p>38,363</text:p>
          </table:table-cell>
          <table:table-cell office:value-type="float" office:value="19336" table:style-name="ce11">
            <text:p>19,336</text:p>
          </table:table-cell>
          <table:table-cell office:value-type="float" office:value="19027" table:style-name="ce23">
            <text:p>19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90687" table:style-name="ce9">
            <text:p>90,687</text:p>
          </table:table-cell>
          <table:table-cell office:value-type="float" office:value="237389" table:style-name="ce11">
            <text:p>237,389</text:p>
          </table:table-cell>
          <table:table-cell office:value-type="float" office:value="116665" table:style-name="ce11">
            <text:p>116,665</text:p>
          </table:table-cell>
          <table:table-cell office:value-type="float" office:value="120724" table:style-name="ce23">
            <text:p>120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4072" table:style-name="ce9">
            <text:p>74,072</text:p>
          </table:table-cell>
          <table:table-cell office:value-type="float" office:value="201339" table:style-name="ce11">
            <text:p>201,339</text:p>
          </table:table-cell>
          <table:table-cell office:value-type="float" office:value="98572" table:style-name="ce11">
            <text:p>98,572</text:p>
          </table:table-cell>
          <table:table-cell office:value-type="float" office:value="102767" table:style-name="ce23">
            <text:p>102,7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5755" table:style-name="ce9">
            <text:p>35,755</text:p>
          </table:table-cell>
          <table:table-cell office:value-type="float" office:value="90519" table:style-name="ce11">
            <text:p>90,519</text:p>
          </table:table-cell>
          <table:table-cell office:value-type="float" office:value="45402" table:style-name="ce11">
            <text:p>45,402</text:p>
          </table:table-cell>
          <table:table-cell office:value-type="float" office:value="45117" table:style-name="ce23">
            <text:p>45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12" table:style-name="ce9">
            <text:p>29,012</text:p>
          </table:table-cell>
          <table:table-cell office:value-type="float" office:value="77413" table:style-name="ce11">
            <text:p>77,413</text:p>
          </table:table-cell>
          <table:table-cell office:value-type="float" office:value="38178" table:style-name="ce11">
            <text:p>38,178</text:p>
          </table:table-cell>
          <table:table-cell office:value-type="float" office:value="39235" table:style-name="ce23">
            <text:p>39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50802" table:style-name="ce9">
            <text:p>50,802</text:p>
          </table:table-cell>
          <table:table-cell office:value-type="float" office:value="124785" table:style-name="ce11">
            <text:p>124,785</text:p>
          </table:table-cell>
          <table:table-cell office:value-type="float" office:value="60651" table:style-name="ce11">
            <text:p>60,651</text:p>
          </table:table-cell>
          <table:table-cell office:value-type="float" office:value="64134" table:style-name="ce23">
            <text:p>64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43" table:style-name="ce9">
            <text:p>9,843</text:p>
          </table:table-cell>
          <table:table-cell office:value-type="float" office:value="23585" table:style-name="ce11">
            <text:p>23,585</text:p>
          </table:table-cell>
          <table:table-cell office:value-type="float" office:value="11768" table:style-name="ce11">
            <text:p>11,768</text:p>
          </table:table-cell>
          <table:table-cell office:value-type="float" office:value="11817" table:style-name="ce23">
            <text:p>11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81" table:style-name="ce9">
            <text:p>3,381</text:p>
          </table:table-cell>
          <table:table-cell office:value-type="float" office:value="7483" table:style-name="ce11">
            <text:p>7,483</text:p>
          </table:table-cell>
          <table:table-cell office:value-type="float" office:value="4089" table:style-name="ce11">
            <text:p>4,089</text:p>
          </table:table-cell>
          <table:table-cell office:value-type="float" office:value="3394" table:style-name="ce23">
            <text:p>3,3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8" table:style-name="ce9">
            <text:p>2,568</text:p>
          </table:table-cell>
          <table:table-cell office:value-type="float" office:value="6626" table:style-name="ce11">
            <text:p>6,626</text:p>
          </table:table-cell>
          <table:table-cell office:value-type="float" office:value="3594" table:style-name="ce11">
            <text:p>3,594</text:p>
          </table:table-cell>
          <table:table-cell office:value-type="float" office:value="3032" table:style-name="ce23">
            <text:p>3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13" table:style-name="ce9">
            <text:p>9,613</text:p>
          </table:table-cell>
          <table:table-cell office:value-type="float" office:value="22311" table:style-name="ce11">
            <text:p>22,311</text:p>
          </table:table-cell>
          <table:table-cell office:value-type="float" office:value="11447" table:style-name="ce11">
            <text:p>11,447</text:p>
          </table:table-cell>
          <table:table-cell office:value-type="float" office:value="10864" table:style-name="ce23">
            <text:p>10,8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15" table:style-name="ce9">
            <text:p>4,215</text:p>
          </table:table-cell>
          <table:table-cell office:value-type="float" office:value="11167" table:style-name="ce11">
            <text:p>11,167</text:p>
          </table:table-cell>
          <table:table-cell office:value-type="float" office:value="5818" table:style-name="ce11">
            <text:p>5,818</text:p>
          </table:table-cell>
          <table:table-cell office:value-type="float" office:value="5349" table:style-name="ce23">
            <text:p>5,3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6160" table:style-name="ce9">
            <text:p>16,160</text:p>
          </table:table-cell>
          <table:table-cell office:value-type="float" office:value="40175" table:style-name="ce11">
            <text:p>40,175</text:p>
          </table:table-cell>
          <table:table-cell office:value-type="float" office:value="20017" table:style-name="ce11">
            <text:p>20,017</text:p>
          </table:table-cell>
          <table:table-cell office:value-type="float" office:value="20158" table:style-name="ce23">
            <text:p>20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09" table:style-name="ce9">
            <text:p>2,209</text:p>
          </table:table-cell>
          <table:table-cell office:value-type="float" office:value="4322" table:style-name="ce11">
            <text:p>4,322</text:p>
          </table:table-cell>
          <table:table-cell office:value-type="float" office:value="2420" table:style-name="ce11">
            <text:p>2,420</text:p>
          </table:table-cell>
          <table:table-cell office:value-type="float" office:value="1902" table:style-name="ce23">
            <text:p>1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65" table:style-name="ce9">
            <text:p>3,665</text:p>
          </table:table-cell>
          <table:table-cell office:value-type="float" office:value="8215" table:style-name="ce11">
            <text:p>8,215</text:p>
          </table:table-cell>
          <table:table-cell office:value-type="float" office:value="4465" table:style-name="ce11">
            <text:p>4,465</text:p>
          </table:table-cell>
          <table:table-cell office:value-type="float" office:value="3750" table:style-name="ce23">
            <text:p>3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07" table:style-name="ce9">
            <text:p>4,307</text:p>
          </table:table-cell>
          <table:table-cell office:value-type="float" office:value="11504" table:style-name="ce11">
            <text:p>11,504</text:p>
          </table:table-cell>
          <table:table-cell office:value-type="float" office:value="5866" table:style-name="ce11">
            <text:p>5,866</text:p>
          </table:table-cell>
          <table:table-cell office:value-type="float" office:value="5638" table:style-name="ce23">
            <text:p>5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49" table:style-name="ce9">
            <text:p>7,249</text:p>
          </table:table-cell>
          <table:table-cell office:value-type="float" office:value="20823" table:style-name="ce11">
            <text:p>20,823</text:p>
          </table:table-cell>
          <table:table-cell office:value-type="float" office:value="10245" table:style-name="ce11">
            <text:p>10,245</text:p>
          </table:table-cell>
          <table:table-cell office:value-type="float" office:value="10578" table:style-name="ce23">
            <text:p>10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25" table:style-name="ce9">
            <text:p>7,525</text:p>
          </table:table-cell>
          <table:table-cell office:value-type="float" office:value="21404" table:style-name="ce11">
            <text:p>21,404</text:p>
          </table:table-cell>
          <table:table-cell office:value-type="float" office:value="10694" table:style-name="ce11">
            <text:p>10,694</text:p>
          </table:table-cell>
          <table:table-cell office:value-type="float" office:value="10710" table:style-name="ce23">
            <text:p>10,71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5" table:style-name="ce16">
            <text:p>1,915</text:p>
          </table:table-cell>
          <table:table-cell office:value-type="float" office:value="6378" table:style-name="ce18">
            <text:p>6,378</text:p>
          </table:table-cell>
          <table:table-cell office:value-type="float" office:value="3117" table:style-name="ce18">
            <text:p>3,117</text:p>
          </table:table-cell>
          <table:table-cell office:value-type="float" office:value="3261" table:style-name="ce19">
            <text:p>3,261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0027" table:style-name="ce71">
            <text:p>1,050,027</text:p>
          </table:table-cell>
          <table:table-cell office:value-type="float" office:value="2514425" table:style-name="ce79">
            <text:p>2,514,425</text:p>
          </table:table-cell>
          <table:table-cell office:value-type="float" office:value="1197417" table:style-name="ce79">
            <text:p>1,197,417</text:p>
          </table:table-cell>
          <table:table-cell office:value-type="float" office:value="1317008" table:style-name="ce73">
            <text:p>1,317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79780" table:style-name="ce52">
            <text:p>79,780</text:p>
          </table:table-cell>
          <table:table-cell office:value-type="float" office:value="192511" table:style-name="ce11">
            <text:p>192,511</text:p>
          </table:table-cell>
          <table:table-cell office:value-type="float" office:value="90081" table:style-name="ce11">
            <text:p>90,081</text:p>
          </table:table-cell>
          <table:table-cell office:value-type="float" office:value="102430" table:style-name="ce10">
            <text:p>102,4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7525" table:style-name="ce52">
            <text:p>87,525</text:p>
          </table:table-cell>
          <table:table-cell office:value-type="float" office:value="206209" table:style-name="ce11">
            <text:p>206,209</text:p>
          </table:table-cell>
          <table:table-cell office:value-type="float" office:value="97951" table:style-name="ce11">
            <text:p>97,951</text:p>
          </table:table-cell>
          <table:table-cell office:value-type="float" office:value="108258" table:style-name="ce10">
            <text:p>108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19093" table:style-name="ce52">
            <text:p>119,093</text:p>
          </table:table-cell>
          <table:table-cell office:value-type="float" office:value="290419" table:style-name="ce11">
            <text:p>290,419</text:p>
          </table:table-cell>
          <table:table-cell office:value-type="float" office:value="135471" table:style-name="ce11">
            <text:p>135,471</text:p>
          </table:table-cell>
          <table:table-cell office:value-type="float" office:value="154948" table:style-name="ce10">
            <text:p>154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227" table:style-name="ce52">
            <text:p>99,227</text:p>
          </table:table-cell>
          <table:table-cell office:value-type="float" office:value="214563" table:style-name="ce11">
            <text:p>214,563</text:p>
          </table:table-cell>
          <table:table-cell office:value-type="float" office:value="99484" table:style-name="ce11">
            <text:p>99,484</text:p>
          </table:table-cell>
          <table:table-cell office:value-type="float" office:value="115079" table:style-name="ce10">
            <text:p>115,0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885" table:style-name="ce52">
            <text:p>64,885</text:p>
          </table:table-cell>
          <table:table-cell office:value-type="float" office:value="149962" table:style-name="ce11">
            <text:p>149,962</text:p>
          </table:table-cell>
          <table:table-cell office:value-type="float" office:value="71337" table:style-name="ce11">
            <text:p>71,337</text:p>
          </table:table-cell>
          <table:table-cell office:value-type="float" office:value="78625" table:style-name="ce10">
            <text:p>78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75" table:style-name="ce52">
            <text:p>51,975</text:p>
          </table:table-cell>
          <table:table-cell office:value-type="float" office:value="120224" table:style-name="ce11">
            <text:p>120,224</text:p>
          </table:table-cell>
          <table:table-cell office:value-type="float" office:value="58198" table:style-name="ce11">
            <text:p>58,198</text:p>
          </table:table-cell>
          <table:table-cell office:value-type="float" office:value="62026" table:style-name="ce10">
            <text:p>62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412" table:style-name="ce52">
            <text:p>78,412</text:p>
          </table:table-cell>
          <table:table-cell office:value-type="float" office:value="175961" table:style-name="ce11">
            <text:p>175,961</text:p>
          </table:table-cell>
          <table:table-cell office:value-type="float" office:value="85994" table:style-name="ce11">
            <text:p>85,994</text:p>
          </table:table-cell>
          <table:table-cell office:value-type="float" office:value="89967" table:style-name="ce10">
            <text:p>89,9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016" table:style-name="ce52">
            <text:p>107,016</text:p>
          </table:table-cell>
          <table:table-cell office:value-type="float" office:value="260641" table:style-name="ce11">
            <text:p>260,641</text:p>
          </table:table-cell>
          <table:table-cell office:value-type="float" office:value="124536" table:style-name="ce11">
            <text:p>124,536</text:p>
          </table:table-cell>
          <table:table-cell office:value-type="float" office:value="136105" table:style-name="ce10">
            <text:p>136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96" table:style-name="ce52">
            <text:p>47,696</text:p>
          </table:table-cell>
          <table:table-cell office:value-type="float" office:value="115384" table:style-name="ce11">
            <text:p>115,384</text:p>
          </table:table-cell>
          <table:table-cell office:value-type="float" office:value="56230" table:style-name="ce11">
            <text:p>56,230</text:p>
          </table:table-cell>
          <table:table-cell office:value-type="float" office:value="59154" table:style-name="ce10">
            <text:p>59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711" table:style-name="ce52">
            <text:p>109,711</text:p>
          </table:table-cell>
          <table:table-cell office:value-type="float" office:value="275847" table:style-name="ce11">
            <text:p>275,847</text:p>
          </table:table-cell>
          <table:table-cell office:value-type="float" office:value="131412" table:style-name="ce11">
            <text:p>131,412</text:p>
          </table:table-cell>
          <table:table-cell office:value-type="float" office:value="144435" table:style-name="ce10">
            <text:p>144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931" table:style-name="ce52">
            <text:p>106,931</text:p>
          </table:table-cell>
          <table:table-cell office:value-type="float" office:value="268608" table:style-name="ce11">
            <text:p>268,608</text:p>
          </table:table-cell>
          <table:table-cell office:value-type="float" office:value="129518" table:style-name="ce11">
            <text:p>129,518</text:p>
          </table:table-cell>
          <table:table-cell office:value-type="float" office:value="139090" table:style-name="ce10">
            <text:p>139,09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776" table:style-name="ce53">
            <text:p>97,776</text:p>
          </table:table-cell>
          <table:table-cell office:value-type="float" office:value="244096" table:style-name="ce18">
            <text:p>244,096</text:p>
          </table:table-cell>
          <table:table-cell office:value-type="float" office:value="117205" table:style-name="ce18">
            <text:p>117,205</text:p>
          </table:table-cell>
          <table:table-cell office:value-type="float" office:value="126891" table:style-name="ce17">
            <text:p>126,891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62646" table:style-name="ce71">
            <text:p>862,646</text:p>
          </table:table-cell>
          <table:table-cell office:value-type="float" office:value="2271637" table:style-name="ce79">
            <text:p>2,271,637</text:p>
          </table:table-cell>
          <table:table-cell office:value-type="float" office:value="1124609" table:style-name="ce79">
            <text:p>1,124,609</text:p>
          </table:table-cell>
          <table:table-cell office:value-type="float" office:value="1147028" table:style-name="ce83">
            <text:p>1,147,02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81868" table:style-name="ce52">
            <text:p>181,868</text:p>
          </table:table-cell>
          <table:table-cell office:value-type="float" office:value="459009" table:style-name="ce11">
            <text:p>459,009</text:p>
          </table:table-cell>
          <table:table-cell office:value-type="float" office:value="221476" table:style-name="ce11">
            <text:p>221,476</text:p>
          </table:table-cell>
          <table:table-cell office:value-type="float" office:value="237533" table:style-name="ce23">
            <text:p>237,53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4231" table:style-name="ce52">
            <text:p>164,231</text:p>
          </table:table-cell>
          <table:table-cell office:value-type="float" office:value="422207" table:style-name="ce11">
            <text:p>422,207</text:p>
          </table:table-cell>
          <table:table-cell office:value-type="float" office:value="206774" table:style-name="ce11">
            <text:p>206,774</text:p>
          </table:table-cell>
          <table:table-cell office:value-type="float" office:value="215433" table:style-name="ce23">
            <text:p>215,43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452" table:style-name="ce52">
            <text:p>34,452</text:p>
          </table:table-cell>
          <table:table-cell office:value-type="float" office:value="94804" table:style-name="ce11">
            <text:p>94,804</text:p>
          </table:table-cell>
          <table:table-cell office:value-type="float" office:value="48175" table:style-name="ce11">
            <text:p>48,175</text:p>
          </table:table-cell>
          <table:table-cell office:value-type="float" office:value="46629" table:style-name="ce23">
            <text:p>46,62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4467" table:style-name="ce52">
            <text:p>64,467</text:p>
          </table:table-cell>
          <table:table-cell office:value-type="float" office:value="176911" table:style-name="ce11">
            <text:p>176,911</text:p>
          </table:table-cell>
          <table:table-cell office:value-type="float" office:value="88663" table:style-name="ce11">
            <text:p>88,663</text:p>
          </table:table-cell>
          <table:table-cell office:value-type="float" office:value="88248" table:style-name="ce23">
            <text:p>88,24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737" table:style-name="ce52">
            <text:p>61,737</text:p>
          </table:table-cell>
          <table:table-cell office:value-type="float" office:value="166300" table:style-name="ce11">
            <text:p>166,300</text:p>
          </table:table-cell>
          <table:table-cell office:value-type="float" office:value="82286" table:style-name="ce11">
            <text:p>82,286</text:p>
          </table:table-cell>
          <table:table-cell office:value-type="float" office:value="84014" table:style-name="ce23">
            <text:p>84,01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089" table:style-name="ce52">
            <text:p>35,089</text:p>
          </table:table-cell>
          <table:table-cell office:value-type="float" office:value="91479" table:style-name="ce11">
            <text:p>91,479</text:p>
          </table:table-cell>
          <table:table-cell office:value-type="float" office:value="46430" table:style-name="ce11">
            <text:p>46,430</text:p>
          </table:table-cell>
          <table:table-cell office:value-type="float" office:value="45049" table:style-name="ce23">
            <text:p>45,04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8383" table:style-name="ce52">
            <text:p>68,383</text:p>
          </table:table-cell>
          <table:table-cell office:value-type="float" office:value="167005" table:style-name="ce11">
            <text:p>167,005</text:p>
          </table:table-cell>
          <table:table-cell office:value-type="float" office:value="82812" table:style-name="ce11">
            <text:p>82,812</text:p>
          </table:table-cell>
          <table:table-cell office:value-type="float" office:value="84193" table:style-name="ce23">
            <text:p>84,19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7930" table:style-name="ce52">
            <text:p>77,930</text:p>
          </table:table-cell>
          <table:table-cell office:value-type="float" office:value="209585" table:style-name="ce11">
            <text:p>209,585</text:p>
          </table:table-cell>
          <table:table-cell office:value-type="float" office:value="104072" table:style-name="ce11">
            <text:p>104,072</text:p>
          </table:table-cell>
          <table:table-cell office:value-type="float" office:value="105513" table:style-name="ce23">
            <text:p>105,51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853" table:style-name="ce52">
            <text:p>44,853</text:p>
          </table:table-cell>
          <table:table-cell office:value-type="float" office:value="124373" table:style-name="ce11">
            <text:p>124,373</text:p>
          </table:table-cell>
          <table:table-cell office:value-type="float" office:value="61996" table:style-name="ce11">
            <text:p>61,996</text:p>
          </table:table-cell>
          <table:table-cell office:value-type="float" office:value="62377" table:style-name="ce23">
            <text:p>62,37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2307" table:style-name="ce52">
            <text:p>82,307</text:p>
          </table:table-cell>
          <table:table-cell office:value-type="float" office:value="227925" table:style-name="ce11">
            <text:p>227,925</text:p>
          </table:table-cell>
          <table:table-cell office:value-type="float" office:value="112727" table:style-name="ce11">
            <text:p>112,727</text:p>
          </table:table-cell>
          <table:table-cell office:value-type="float" office:value="115198" table:style-name="ce23">
            <text:p>115,19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567" table:style-name="ce52">
            <text:p>17,567</text:p>
          </table:table-cell>
          <table:table-cell office:value-type="float" office:value="49108" table:style-name="ce11">
            <text:p>49,108</text:p>
          </table:table-cell>
          <table:table-cell office:value-type="float" office:value="26085" table:style-name="ce11">
            <text:p>26,085</text:p>
          </table:table-cell>
          <table:table-cell office:value-type="float" office:value="23023" table:style-name="ce23">
            <text:p>23,02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5859" table:style-name="ce52">
            <text:p>25,859</text:p>
          </table:table-cell>
          <table:table-cell office:value-type="float" office:value="70232" table:style-name="ce11">
            <text:p>70,232</text:p>
          </table:table-cell>
          <table:table-cell office:value-type="float" office:value="36332" table:style-name="ce11">
            <text:p>36,332</text:p>
          </table:table-cell>
          <table:table-cell office:value-type="float" office:value="33900" table:style-name="ce23">
            <text:p>33,900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903" table:style-name="ce53">
            <text:p>3,903</text:p>
          </table:table-cell>
          <table:table-cell office:value-type="float" office:value="12699" table:style-name="ce18">
            <text:p>12,699</text:p>
          </table:table-cell>
          <table:table-cell office:value-type="float" office:value="6781" table:style-name="ce18">
            <text:p>6,781</text:p>
          </table:table-cell>
          <table:table-cell office:value-type="float" office:value="5918" table:style-name="ce19">
            <text:p>5,91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1年01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17969" table:style-name="ce71">
            <text:p>1,017,969</text:p>
          </table:table-cell>
          <table:table-cell office:value-type="float" office:value="2812308" table:style-name="ce79">
            <text:p>2,812,308</text:p>
          </table:table-cell>
          <table:table-cell office:value-type="float" office:value="1380350" table:style-name="ce79">
            <text:p>1,380,350</text:p>
          </table:table-cell>
          <table:table-cell office:value-type="float" office:value="1431958" table:style-name="ce73">
            <text:p>1,431,95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891" table:style-name="ce52">
            <text:p>7,891</text:p>
          </table:table-cell>
          <table:table-cell office:value-type="float" office:value="17628" table:style-name="ce11">
            <text:p>17,628</text:p>
          </table:table-cell>
          <table:table-cell office:value-type="float" office:value="8746" table:style-name="ce11">
            <text:p>8,746</text:p>
          </table:table-cell>
          <table:table-cell office:value-type="float" office:value="8882" table:style-name="ce10">
            <text:p>8,88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9305" table:style-name="ce52">
            <text:p>29,305</text:p>
          </table:table-cell>
          <table:table-cell office:value-type="float" office:value="75514" table:style-name="ce11">
            <text:p>75,514</text:p>
          </table:table-cell>
          <table:table-cell office:value-type="float" office:value="37337" table:style-name="ce11">
            <text:p>37,337</text:p>
          </table:table-cell>
          <table:table-cell office:value-type="float" office:value="38177" table:style-name="ce10">
            <text:p>38,17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585" table:style-name="ce52">
            <text:p>50,585</text:p>
          </table:table-cell>
          <table:table-cell office:value-type="float" office:value="125780" table:style-name="ce11">
            <text:p>125,780</text:p>
          </table:table-cell>
          <table:table-cell office:value-type="float" office:value="60155" table:style-name="ce11">
            <text:p>60,155</text:p>
          </table:table-cell>
          <table:table-cell office:value-type="float" office:value="65625" table:style-name="ce10">
            <text:p>65,62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49" table:style-name="ce52">
            <text:p>46,249</text:p>
          </table:table-cell>
          <table:table-cell office:value-type="float" office:value="112412" table:style-name="ce11">
            <text:p>112,412</text:p>
          </table:table-cell>
          <table:table-cell office:value-type="float" office:value="53192" table:style-name="ce11">
            <text:p>53,192</text:p>
          </table:table-cell>
          <table:table-cell office:value-type="float" office:value="59220" table:style-name="ce10">
            <text:p>59,22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564" table:style-name="ce52">
            <text:p>60,564</text:p>
          </table:table-cell>
          <table:table-cell office:value-type="float" office:value="143707" table:style-name="ce11">
            <text:p>143,707</text:p>
          </table:table-cell>
          <table:table-cell office:value-type="float" office:value="68473" table:style-name="ce11">
            <text:p>68,473</text:p>
          </table:table-cell>
          <table:table-cell office:value-type="float" office:value="75234" table:style-name="ce10">
            <text:p>75,23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1195" table:style-name="ce52">
            <text:p>91,195</text:p>
          </table:table-cell>
          <table:table-cell office:value-type="float" office:value="230817" table:style-name="ce11">
            <text:p>230,817</text:p>
          </table:table-cell>
          <table:table-cell office:value-type="float" office:value="110438" table:style-name="ce11">
            <text:p>110,438</text:p>
          </table:table-cell>
          <table:table-cell office:value-type="float" office:value="120379" table:style-name="ce10">
            <text:p>120,37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8113" table:style-name="ce52">
            <text:p>68,113</text:p>
          </table:table-cell>
          <table:table-cell office:value-type="float" office:value="176759" table:style-name="ce11">
            <text:p>176,759</text:p>
          </table:table-cell>
          <table:table-cell office:value-type="float" office:value="84287" table:style-name="ce11">
            <text:p>84,287</text:p>
          </table:table-cell>
          <table:table-cell office:value-type="float" office:value="92472" table:style-name="ce10">
            <text:p>92,47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11265" table:style-name="ce52">
            <text:p>111,265</text:p>
          </table:table-cell>
          <table:table-cell office:value-type="float" office:value="290978" table:style-name="ce11">
            <text:p>290,978</text:p>
          </table:table-cell>
          <table:table-cell office:value-type="float" office:value="138665" table:style-name="ce11">
            <text:p>138,665</text:p>
          </table:table-cell>
          <table:table-cell office:value-type="float" office:value="152313" table:style-name="ce10">
            <text:p>152,31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474" table:style-name="ce52">
            <text:p>55,474</text:p>
          </table:table-cell>
          <table:table-cell office:value-type="float" office:value="164591" table:style-name="ce11">
            <text:p>164,591</text:p>
          </table:table-cell>
          <table:table-cell office:value-type="float" office:value="81080" table:style-name="ce11">
            <text:p>81,080</text:p>
          </table:table-cell>
          <table:table-cell office:value-type="float" office:value="83511" table:style-name="ce10">
            <text:p>83,5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73" table:style-name="ce52">
            <text:p>17,473</text:p>
          </table:table-cell>
          <table:table-cell office:value-type="float" office:value="48254" table:style-name="ce11">
            <text:p>48,254</text:p>
          </table:table-cell>
          <table:table-cell office:value-type="float" office:value="24679" table:style-name="ce11">
            <text:p>24,679</text:p>
          </table:table-cell>
          <table:table-cell office:value-type="float" office:value="23575" table:style-name="ce10">
            <text:p>23,57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4099" table:style-name="ce52">
            <text:p>24,099</text:p>
          </table:table-cell>
          <table:table-cell office:value-type="float" office:value="75454" table:style-name="ce11">
            <text:p>75,454</text:p>
          </table:table-cell>
          <table:table-cell office:value-type="float" office:value="37826" table:style-name="ce11">
            <text:p>37,826</text:p>
          </table:table-cell>
          <table:table-cell office:value-type="float" office:value="37628" table:style-name="ce10">
            <text:p>37,62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30202" table:style-name="ce52">
            <text:p>30,202</text:p>
          </table:table-cell>
          <table:table-cell office:value-type="float" office:value="88436" table:style-name="ce11">
            <text:p>88,436</text:p>
          </table:table-cell>
          <table:table-cell office:value-type="float" office:value="45131" table:style-name="ce11">
            <text:p>45,131</text:p>
          </table:table-cell>
          <table:table-cell office:value-type="float" office:value="43305" table:style-name="ce10">
            <text:p>43,30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2062" table:style-name="ce52">
            <text:p>32,062</text:p>
          </table:table-cell>
          <table:table-cell office:value-type="float" office:value="96148" table:style-name="ce11">
            <text:p>96,148</text:p>
          </table:table-cell>
          <table:table-cell office:value-type="float" office:value="48326" table:style-name="ce11">
            <text:p>48,326</text:p>
          </table:table-cell>
          <table:table-cell office:value-type="float" office:value="47822" table:style-name="ce10">
            <text:p>47,82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490" table:style-name="ce52">
            <text:p>19,490</text:p>
          </table:table-cell>
          <table:table-cell office:value-type="float" office:value="59496" table:style-name="ce11">
            <text:p>59,496</text:p>
          </table:table-cell>
          <table:table-cell office:value-type="float" office:value="29820" table:style-name="ce11">
            <text:p>29,820</text:p>
          </table:table-cell>
          <table:table-cell office:value-type="float" office:value="29676" table:style-name="ce10">
            <text:p>29,6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977" table:style-name="ce52">
            <text:p>16,977</text:p>
          </table:table-cell>
          <table:table-cell office:value-type="float" office:value="53915" table:style-name="ce11">
            <text:p>53,915</text:p>
          </table:table-cell>
          <table:table-cell office:value-type="float" office:value="27216" table:style-name="ce11">
            <text:p>27,216</text:p>
          </table:table-cell>
          <table:table-cell office:value-type="float" office:value="26699" table:style-name="ce10">
            <text:p>26,6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94" table:style-name="ce52">
            <text:p>20,294</text:p>
          </table:table-cell>
          <table:table-cell office:value-type="float" office:value="64817" table:style-name="ce11">
            <text:p>64,817</text:p>
          </table:table-cell>
          <table:table-cell office:value-type="float" office:value="33052" table:style-name="ce11">
            <text:p>33,052</text:p>
          </table:table-cell>
          <table:table-cell office:value-type="float" office:value="31765" table:style-name="ce10">
            <text:p>31,7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8030" table:style-name="ce52">
            <text:p>38,030</text:p>
          </table:table-cell>
          <table:table-cell office:value-type="float" office:value="109243" table:style-name="ce11">
            <text:p>109,243</text:p>
          </table:table-cell>
          <table:table-cell office:value-type="float" office:value="53822" table:style-name="ce11">
            <text:p>53,822</text:p>
          </table:table-cell>
          <table:table-cell office:value-type="float" office:value="55421" table:style-name="ce10">
            <text:p>55,4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946" table:style-name="ce52">
            <text:p>30,946</text:p>
          </table:table-cell>
          <table:table-cell office:value-type="float" office:value="95442" table:style-name="ce11">
            <text:p>95,442</text:p>
          </table:table-cell>
          <table:table-cell office:value-type="float" office:value="47402" table:style-name="ce11">
            <text:p>47,402</text:p>
          </table:table-cell>
          <table:table-cell office:value-type="float" office:value="48040" table:style-name="ce10">
            <text:p>48,04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92" table:style-name="ce52">
            <text:p>7,792</text:p>
          </table:table-cell>
          <table:table-cell office:value-type="float" office:value="23601" table:style-name="ce11">
            <text:p>23,601</text:p>
          </table:table-cell>
          <table:table-cell office:value-type="float" office:value="12170" table:style-name="ce11">
            <text:p>12,170</text:p>
          </table:table-cell>
          <table:table-cell office:value-type="float" office:value="11431" table:style-name="ce10">
            <text:p>11,43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44" table:style-name="ce52">
            <text:p>4,944</text:p>
          </table:table-cell>
          <table:table-cell office:value-type="float" office:value="14384" table:style-name="ce11">
            <text:p>14,384</text:p>
          </table:table-cell>
          <table:table-cell office:value-type="float" office:value="7412" table:style-name="ce11">
            <text:p>7,412</text:p>
          </table:table-cell>
          <table:table-cell office:value-type="float" office:value="6972" table:style-name="ce10">
            <text:p>6,9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10002" table:style-name="ce52">
            <text:p>10,002</text:p>
          </table:table-cell>
          <table:table-cell office:value-type="float" office:value="31562" table:style-name="ce11">
            <text:p>31,562</text:p>
          </table:table-cell>
          <table:table-cell office:value-type="float" office:value="16076" table:style-name="ce11">
            <text:p>16,076</text:p>
          </table:table-cell>
          <table:table-cell office:value-type="float" office:value="15486" table:style-name="ce10">
            <text:p>15,4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0" table:style-name="ce52">
            <text:p>5,630</text:p>
          </table:table-cell>
          <table:table-cell office:value-type="float" office:value="18459" table:style-name="ce11">
            <text:p>18,459</text:p>
          </table:table-cell>
          <table:table-cell office:value-type="float" office:value="9759" table:style-name="ce11">
            <text:p>9,759</text:p>
          </table:table-cell>
          <table:table-cell office:value-type="float" office:value="8700" table:style-name="ce10">
            <text:p>8,7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7477" table:style-name="ce52">
            <text:p>27,477</text:p>
          </table:table-cell>
          <table:table-cell office:value-type="float" office:value="77370" table:style-name="ce11">
            <text:p>77,370</text:p>
          </table:table-cell>
          <table:table-cell office:value-type="float" office:value="38668" table:style-name="ce11">
            <text:p>38,668</text:p>
          </table:table-cell>
          <table:table-cell office:value-type="float" office:value="38702" table:style-name="ce10">
            <text:p>38,7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643" table:style-name="ce52">
            <text:p>18,643</text:p>
          </table:table-cell>
          <table:table-cell office:value-type="float" office:value="56391" table:style-name="ce11">
            <text:p>56,391</text:p>
          </table:table-cell>
          <table:table-cell office:value-type="float" office:value="28689" table:style-name="ce11">
            <text:p>28,689</text:p>
          </table:table-cell>
          <table:table-cell office:value-type="float" office:value="27702" table:style-name="ce10">
            <text:p>27,7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663" table:style-name="ce52">
            <text:p>24,663</text:p>
          </table:table-cell>
          <table:table-cell office:value-type="float" office:value="77932" table:style-name="ce11">
            <text:p>77,932</text:p>
          </table:table-cell>
          <table:table-cell office:value-type="float" office:value="39129" table:style-name="ce11">
            <text:p>39,129</text:p>
          </table:table-cell>
          <table:table-cell office:value-type="float" office:value="38803" table:style-name="ce10">
            <text:p>38,8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1067" table:style-name="ce52">
            <text:p>21,067</text:p>
          </table:table-cell>
          <table:table-cell office:value-type="float" office:value="64547" table:style-name="ce11">
            <text:p>64,547</text:p>
          </table:table-cell>
          <table:table-cell office:value-type="float" office:value="32653" table:style-name="ce11">
            <text:p>32,653</text:p>
          </table:table-cell>
          <table:table-cell office:value-type="float" office:value="31894" table:style-name="ce10">
            <text:p>31,89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9206" table:style-name="ce52">
            <text:p>69,206</text:p>
          </table:table-cell>
          <table:table-cell office:value-type="float" office:value="195667" table:style-name="ce11">
            <text:p>195,667</text:p>
          </table:table-cell>
          <table:table-cell office:value-type="float" office:value="96590" table:style-name="ce11">
            <text:p>96,590</text:p>
          </table:table-cell>
          <table:table-cell office:value-type="float" office:value="99077" table:style-name="ce10">
            <text:p>99,0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3648" table:style-name="ce52">
            <text:p>73,648</text:p>
          </table:table-cell>
          <table:table-cell office:value-type="float" office:value="212133" table:style-name="ce11">
            <text:p>212,133</text:p>
          </table:table-cell>
          <table:table-cell office:value-type="float" office:value="103738" table:style-name="ce11">
            <text:p>103,738</text:p>
          </table:table-cell>
          <table:table-cell office:value-type="float" office:value="108395" table:style-name="ce10">
            <text:p>108,39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83" table:style-name="ce53">
            <text:p>4,683</text:p>
          </table:table-cell>
          <table:table-cell office:value-type="float" office:value="10871" table:style-name="ce18">
            <text:p>10,871</text:p>
          </table:table-cell>
          <table:table-cell office:value-type="float" office:value="5819" table:style-name="ce18">
            <text:p>5,819</text:p>
          </table:table-cell>
          <table:table-cell office:value-type="float" office:value="5052" table:style-name="ce17">
            <text:p>5,052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10092" table:style-name="ce71">
            <text:p>710,092</text:p>
          </table:table-cell>
          <table:table-cell office:value-type="float" office:value="1860379" table:style-name="ce79">
            <text:p>1,860,379</text:p>
          </table:table-cell>
          <table:table-cell office:value-type="float" office:value="926320" table:style-name="ce79">
            <text:p>926,320</text:p>
          </table:table-cell>
          <table:table-cell office:value-type="float" office:value="934059" table:style-name="ce73">
            <text:p>934,0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681" table:style-name="ce52">
            <text:p>29,681</text:p>
          </table:table-cell>
          <table:table-cell office:value-type="float" office:value="75479" table:style-name="ce11">
            <text:p>75,479</text:p>
          </table:table-cell>
          <table:table-cell office:value-type="float" office:value="37209" table:style-name="ce11">
            <text:p>37,209</text:p>
          </table:table-cell>
          <table:table-cell office:value-type="float" office:value="38270" table:style-name="ce10">
            <text:p>38,2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93" table:style-name="ce52">
            <text:p>10,193</text:p>
          </table:table-cell>
          <table:table-cell office:value-type="float" office:value="24758" table:style-name="ce11">
            <text:p>24,758</text:p>
          </table:table-cell>
          <table:table-cell office:value-type="float" office:value="12884" table:style-name="ce11">
            <text:p>12,884</text:p>
          </table:table-cell>
          <table:table-cell office:value-type="float" office:value="11874" table:style-name="ce10">
            <text:p>11,8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685" table:style-name="ce52">
            <text:p>10,685</text:p>
          </table:table-cell>
          <table:table-cell office:value-type="float" office:value="26669" table:style-name="ce11">
            <text:p>26,669</text:p>
          </table:table-cell>
          <table:table-cell office:value-type="float" office:value="13921" table:style-name="ce11">
            <text:p>13,921</text:p>
          </table:table-cell>
          <table:table-cell office:value-type="float" office:value="12748" table:style-name="ce10">
            <text:p>12,7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14" table:style-name="ce52">
            <text:p>8,014</text:p>
          </table:table-cell>
          <table:table-cell office:value-type="float" office:value="20600" table:style-name="ce11">
            <text:p>20,600</text:p>
          </table:table-cell>
          <table:table-cell office:value-type="float" office:value="10700" table:style-name="ce11">
            <text:p>10,700</text:p>
          </table:table-cell>
          <table:table-cell office:value-type="float" office:value="9900" table:style-name="ce10">
            <text:p>9,9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55" table:style-name="ce52">
            <text:p>8,755</text:p>
          </table:table-cell>
          <table:table-cell office:value-type="float" office:value="22263" table:style-name="ce11">
            <text:p>22,263</text:p>
          </table:table-cell>
          <table:table-cell office:value-type="float" office:value="11505" table:style-name="ce11">
            <text:p>11,505</text:p>
          </table:table-cell>
          <table:table-cell office:value-type="float" office:value="10758" table:style-name="ce10">
            <text:p>10,7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191" table:style-name="ce52">
            <text:p>8,191</text:p>
          </table:table-cell>
          <table:table-cell office:value-type="float" office:value="19716" table:style-name="ce11">
            <text:p>19,716</text:p>
          </table:table-cell>
          <table:table-cell office:value-type="float" office:value="10522" table:style-name="ce11">
            <text:p>10,522</text:p>
          </table:table-cell>
          <table:table-cell office:value-type="float" office:value="9194" table:style-name="ce10">
            <text:p>9,1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187" table:style-name="ce52">
            <text:p>16,187</text:p>
          </table:table-cell>
          <table:table-cell office:value-type="float" office:value="43300" table:style-name="ce11">
            <text:p>43,300</text:p>
          </table:table-cell>
          <table:table-cell office:value-type="float" office:value="21975" table:style-name="ce11">
            <text:p>21,975</text:p>
          </table:table-cell>
          <table:table-cell office:value-type="float" office:value="21325" table:style-name="ce10">
            <text:p>21,3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86" table:style-name="ce52">
            <text:p>9,386</text:p>
          </table:table-cell>
          <table:table-cell office:value-type="float" office:value="23026" table:style-name="ce11">
            <text:p>23,026</text:p>
          </table:table-cell>
          <table:table-cell office:value-type="float" office:value="11928" table:style-name="ce11">
            <text:p>11,928</text:p>
          </table:table-cell>
          <table:table-cell office:value-type="float" office:value="11098" table:style-name="ce10">
            <text:p>11,0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8024" table:style-name="ce52">
            <text:p>8,024</text:p>
          </table:table-cell>
          <table:table-cell office:value-type="float" office:value="21448" table:style-name="ce11">
            <text:p>21,448</text:p>
          </table:table-cell>
          <table:table-cell office:value-type="float" office:value="11120" table:style-name="ce11">
            <text:p>11,120</text:p>
          </table:table-cell>
          <table:table-cell office:value-type="float" office:value="10328" table:style-name="ce10">
            <text:p>10,3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55" table:style-name="ce52">
            <text:p>8,155</text:p>
          </table:table-cell>
          <table:table-cell office:value-type="float" office:value="20999" table:style-name="ce11">
            <text:p>20,999</text:p>
          </table:table-cell>
          <table:table-cell office:value-type="float" office:value="10691" table:style-name="ce11">
            <text:p>10,691</text:p>
          </table:table-cell>
          <table:table-cell office:value-type="float" office:value="10308" table:style-name="ce10">
            <text:p>10,3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686" table:style-name="ce52">
            <text:p>3,686</text:p>
          </table:table-cell>
          <table:table-cell office:value-type="float" office:value="9018" table:style-name="ce11">
            <text:p>9,018</text:p>
          </table:table-cell>
          <table:table-cell office:value-type="float" office:value="4855" table:style-name="ce11">
            <text:p>4,855</text:p>
          </table:table-cell>
          <table:table-cell office:value-type="float" office:value="4163" table:style-name="ce10">
            <text:p>4,1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446" table:style-name="ce52">
            <text:p>21,446</text:p>
          </table:table-cell>
          <table:table-cell office:value-type="float" office:value="58451" table:style-name="ce11">
            <text:p>58,451</text:p>
          </table:table-cell>
          <table:table-cell office:value-type="float" office:value="28862" table:style-name="ce11">
            <text:p>28,862</text:p>
          </table:table-cell>
          <table:table-cell office:value-type="float" office:value="29589" table:style-name="ce10">
            <text:p>29,5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77" table:style-name="ce52">
            <text:p>9,777</text:p>
          </table:table-cell>
          <table:table-cell office:value-type="float" office:value="24959" table:style-name="ce11">
            <text:p>24,959</text:p>
          </table:table-cell>
          <table:table-cell office:value-type="float" office:value="12800" table:style-name="ce11">
            <text:p>12,800</text:p>
          </table:table-cell>
          <table:table-cell office:value-type="float" office:value="12159" table:style-name="ce10">
            <text:p>12,1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629" table:style-name="ce52">
            <text:p>8,629</text:p>
          </table:table-cell>
          <table:table-cell office:value-type="float" office:value="24521" table:style-name="ce11">
            <text:p>24,521</text:p>
          </table:table-cell>
          <table:table-cell office:value-type="float" office:value="12385" table:style-name="ce11">
            <text:p>12,385</text:p>
          </table:table-cell>
          <table:table-cell office:value-type="float" office:value="12136" table:style-name="ce10">
            <text:p>12,1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18" table:style-name="ce52">
            <text:p>7,918</text:p>
          </table:table-cell>
          <table:table-cell office:value-type="float" office:value="21769" table:style-name="ce11">
            <text:p>21,769</text:p>
          </table:table-cell>
          <table:table-cell office:value-type="float" office:value="11245" table:style-name="ce11">
            <text:p>11,245</text:p>
          </table:table-cell>
          <table:table-cell office:value-type="float" office:value="10524" table:style-name="ce10">
            <text:p>10,5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59" table:style-name="ce52">
            <text:p>7,159</text:p>
          </table:table-cell>
          <table:table-cell office:value-type="float" office:value="18842" table:style-name="ce11">
            <text:p>18,842</text:p>
          </table:table-cell>
          <table:table-cell office:value-type="float" office:value="9611" table:style-name="ce11">
            <text:p>9,611</text:p>
          </table:table-cell>
          <table:table-cell office:value-type="float" office:value="9231" table:style-name="ce10">
            <text:p>9,2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094" table:style-name="ce52">
            <text:p>4,094</text:p>
          </table:table-cell>
          <table:table-cell office:value-type="float" office:value="10369" table:style-name="ce11">
            <text:p>10,369</text:p>
          </table:table-cell>
          <table:table-cell office:value-type="float" office:value="5209" table:style-name="ce11">
            <text:p>5,209</text:p>
          </table:table-cell>
          <table:table-cell office:value-type="float" office:value="5160" table:style-name="ce10">
            <text:p>5,1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91" table:style-name="ce52">
            <text:p>14,891</text:p>
          </table:table-cell>
          <table:table-cell office:value-type="float" office:value="42716" table:style-name="ce11">
            <text:p>42,716</text:p>
          </table:table-cell>
          <table:table-cell office:value-type="float" office:value="21667" table:style-name="ce11">
            <text:p>21,667</text:p>
          </table:table-cell>
          <table:table-cell office:value-type="float" office:value="21049" table:style-name="ce10">
            <text:p>21,0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697" table:style-name="ce52">
            <text:p>19,697</text:p>
          </table:table-cell>
          <table:table-cell office:value-type="float" office:value="51347" table:style-name="ce11">
            <text:p>51,347</text:p>
          </table:table-cell>
          <table:table-cell office:value-type="float" office:value="25809" table:style-name="ce11">
            <text:p>25,809</text:p>
          </table:table-cell>
          <table:table-cell office:value-type="float" office:value="25538" table:style-name="ce10">
            <text:p>25,5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507" table:style-name="ce52">
            <text:p>13,507</text:p>
          </table:table-cell>
          <table:table-cell office:value-type="float" office:value="37559" table:style-name="ce11">
            <text:p>37,559</text:p>
          </table:table-cell>
          <table:table-cell office:value-type="float" office:value="18867" table:style-name="ce11">
            <text:p>18,867</text:p>
          </table:table-cell>
          <table:table-cell office:value-type="float" office:value="18692" table:style-name="ce10">
            <text:p>18,6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610" table:style-name="ce52">
            <text:p>10,610</text:p>
          </table:table-cell>
          <table:table-cell office:value-type="float" office:value="30089" table:style-name="ce11">
            <text:p>30,089</text:p>
          </table:table-cell>
          <table:table-cell office:value-type="float" office:value="15463" table:style-name="ce11">
            <text:p>15,463</text:p>
          </table:table-cell>
          <table:table-cell office:value-type="float" office:value="14626" table:style-name="ce10">
            <text:p>14,6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5" table:style-name="ce52">
            <text:p>2,715</text:p>
          </table:table-cell>
          <table:table-cell office:value-type="float" office:value="6998" table:style-name="ce11">
            <text:p>6,998</text:p>
          </table:table-cell>
          <table:table-cell office:value-type="float" office:value="3687" table:style-name="ce11">
            <text:p>3,687</text:p>
          </table:table-cell>
          <table:table-cell office:value-type="float" office:value="3311" table:style-name="ce10">
            <text:p>3,3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5" table:style-name="ce52">
            <text:p>5,155</text:p>
          </table:table-cell>
          <table:table-cell office:value-type="float" office:value="13309" table:style-name="ce11">
            <text:p>13,309</text:p>
          </table:table-cell>
          <table:table-cell office:value-type="float" office:value="6902" table:style-name="ce11">
            <text:p>6,902</text:p>
          </table:table-cell>
          <table:table-cell office:value-type="float" office:value="6407" table:style-name="ce10">
            <text:p>6,4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9" table:style-name="ce52">
            <text:p>3,489</text:p>
          </table:table-cell>
          <table:table-cell office:value-type="float" office:value="9031" table:style-name="ce11">
            <text:p>9,031</text:p>
          </table:table-cell>
          <table:table-cell office:value-type="float" office:value="4761" table:style-name="ce11">
            <text:p>4,761</text:p>
          </table:table-cell>
          <table:table-cell office:value-type="float" office:value="4270" table:style-name="ce10">
            <text:p>4,2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09" table:style-name="ce52">
            <text:p>2,809</text:p>
          </table:table-cell>
          <table:table-cell office:value-type="float" office:value="8253" table:style-name="ce11">
            <text:p>8,253</text:p>
          </table:table-cell>
          <table:table-cell office:value-type="float" office:value="4453" table:style-name="ce11">
            <text:p>4,453</text:p>
          </table:table-cell>
          <table:table-cell office:value-type="float" office:value="3800" table:style-name="ce10">
            <text:p>3,8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887" table:style-name="ce52">
            <text:p>1,887</text:p>
          </table:table-cell>
          <table:table-cell office:value-type="float" office:value="4433" table:style-name="ce11">
            <text:p>4,433</text:p>
          </table:table-cell>
          <table:table-cell office:value-type="float" office:value="2522" table:style-name="ce11">
            <text:p>2,522</text:p>
          </table:table-cell>
          <table:table-cell office:value-type="float" office:value="1911" table:style-name="ce10">
            <text:p>1,9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9350" table:style-name="ce52">
            <text:p>29,350</text:p>
          </table:table-cell>
          <table:table-cell office:value-type="float" office:value="76490" table:style-name="ce11">
            <text:p>76,490</text:p>
          </table:table-cell>
          <table:table-cell office:value-type="float" office:value="38523" table:style-name="ce11">
            <text:p>38,523</text:p>
          </table:table-cell>
          <table:table-cell office:value-type="float" office:value="37967" table:style-name="ce10">
            <text:p>37,9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594" table:style-name="ce52">
            <text:p>23,594</text:p>
          </table:table-cell>
          <table:table-cell office:value-type="float" office:value="67949" table:style-name="ce11">
            <text:p>67,949</text:p>
          </table:table-cell>
          <table:table-cell office:value-type="float" office:value="34336" table:style-name="ce11">
            <text:p>34,336</text:p>
          </table:table-cell>
          <table:table-cell office:value-type="float" office:value="33613" table:style-name="ce10">
            <text:p>33,6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661" table:style-name="ce52">
            <text:p>11,661</text:p>
          </table:table-cell>
          <table:table-cell office:value-type="float" office:value="33806" table:style-name="ce11">
            <text:p>33,806</text:p>
          </table:table-cell>
          <table:table-cell office:value-type="float" office:value="17338" table:style-name="ce11">
            <text:p>17,338</text:p>
          </table:table-cell>
          <table:table-cell office:value-type="float" office:value="16468" table:style-name="ce10">
            <text:p>16,4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95" table:style-name="ce52">
            <text:p>1,495</text:p>
          </table:table-cell>
          <table:table-cell office:value-type="float" office:value="3662" table:style-name="ce11">
            <text:p>3,662</text:p>
          </table:table-cell>
          <table:table-cell office:value-type="float" office:value="1984" table:style-name="ce11">
            <text:p>1,984</text:p>
          </table:table-cell>
          <table:table-cell office:value-type="float" office:value="1678" table:style-name="ce10">
            <text:p>1,6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8806" table:style-name="ce52">
            <text:p>88,806</text:p>
          </table:table-cell>
          <table:table-cell office:value-type="float" office:value="234549" table:style-name="ce11">
            <text:p>234,549</text:p>
          </table:table-cell>
          <table:table-cell office:value-type="float" office:value="115059" table:style-name="ce11">
            <text:p>115,059</text:p>
          </table:table-cell>
          <table:table-cell office:value-type="float" office:value="119490" table:style-name="ce10">
            <text:p>119,4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18" table:style-name="ce52">
            <text:p>73,118</text:p>
          </table:table-cell>
          <table:table-cell office:value-type="float" office:value="182082" table:style-name="ce11">
            <text:p>182,082</text:p>
          </table:table-cell>
          <table:table-cell office:value-type="float" office:value="87035" table:style-name="ce11">
            <text:p>87,035</text:p>
          </table:table-cell>
          <table:table-cell office:value-type="float" office:value="95047" table:style-name="ce10">
            <text:p>95,0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566" table:style-name="ce52">
            <text:p>47,566</text:p>
          </table:table-cell>
          <table:table-cell office:value-type="float" office:value="122118" table:style-name="ce11">
            <text:p>122,118</text:p>
          </table:table-cell>
          <table:table-cell office:value-type="float" office:value="60143" table:style-name="ce11">
            <text:p>60,143</text:p>
          </table:table-cell>
          <table:table-cell office:value-type="float" office:value="61975" table:style-name="ce10">
            <text:p>61,9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74" table:style-name="ce52">
            <text:p>51,774</text:p>
          </table:table-cell>
          <table:table-cell office:value-type="float" office:value="127629" table:style-name="ce11">
            <text:p>127,629</text:p>
          </table:table-cell>
          <table:table-cell office:value-type="float" office:value="61849" table:style-name="ce11">
            <text:p>61,849</text:p>
          </table:table-cell>
          <table:table-cell office:value-type="float" office:value="65780" table:style-name="ce10">
            <text:p>65,7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7881" table:style-name="ce52">
            <text:p>67,881</text:p>
          </table:table-cell>
          <table:table-cell office:value-type="float" office:value="197172" table:style-name="ce11">
            <text:p>197,172</text:p>
          </table:table-cell>
          <table:table-cell office:value-type="float" office:value="99110" table:style-name="ce11">
            <text:p>99,110</text:p>
          </table:table-cell>
          <table:table-cell office:value-type="float" office:value="98062" table:style-name="ce10">
            <text:p>98,06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496" table:style-name="ce52">
            <text:p>27,496</text:p>
          </table:table-cell>
          <table:table-cell office:value-type="float" office:value="67371" table:style-name="ce11">
            <text:p>67,371</text:p>
          </table:table-cell>
          <table:table-cell office:value-type="float" office:value="31898" table:style-name="ce11">
            <text:p>31,898</text:p>
          </table:table-cell>
          <table:table-cell office:value-type="float" office:value="35473" table:style-name="ce10">
            <text:p>35,47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611" table:style-name="ce53">
            <text:p>32,611</text:p>
          </table:table-cell>
          <table:table-cell office:value-type="float" office:value="77629" table:style-name="ce18">
            <text:p>77,629</text:p>
          </table:table-cell>
          <table:table-cell office:value-type="float" office:value="37492" table:style-name="ce18">
            <text:p>37,492</text:p>
          </table:table-cell>
          <table:table-cell office:value-type="float" office:value="40137" table:style-name="ce17">
            <text:p>40,137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8869" table:style-name="ce75">
            <text:p>1,128,869</text:p>
          </table:table-cell>
          <table:table-cell office:value-type="float" office:value="2742032" table:style-name="ce79">
            <text:p>2,742,032</text:p>
          </table:table-cell>
          <table:table-cell office:value-type="float" office:value="1351302" table:style-name="ce80">
            <text:p>1,351,302</text:p>
          </table:table-cell>
          <table:table-cell office:value-type="float" office:value="1390730" table:style-name="ce72">
            <text:p>1,390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80" table:style-name="ce9">
            <text:p>10,780</text:p>
          </table:table-cell>
          <table:table-cell office:value-type="float" office:value="22860" table:style-name="ce11">
            <text:p>22,860</text:p>
          </table:table-cell>
          <table:table-cell office:value-type="float" office:value="11311" table:style-name="ce9">
            <text:p>11,311</text:p>
          </table:table-cell>
          <table:table-cell office:value-type="float" office:value="11549" table:style-name="ce9">
            <text:p>11,5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273" table:style-name="ce9">
            <text:p>60,273</text:p>
          </table:table-cell>
          <table:table-cell office:value-type="float" office:value="140213" table:style-name="ce11">
            <text:p>140,213</text:p>
          </table:table-cell>
          <table:table-cell office:value-type="float" office:value="67266" table:style-name="ce9">
            <text:p>67,266</text:p>
          </table:table-cell>
          <table:table-cell office:value-type="float" office:value="72947" table:style-name="ce9">
            <text:p>72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701" table:style-name="ce9">
            <text:p>81,701</text:p>
          </table:table-cell>
          <table:table-cell office:value-type="float" office:value="196103" table:style-name="ce11">
            <text:p>196,103</text:p>
          </table:table-cell>
          <table:table-cell office:value-type="float" office:value="93621" table:style-name="ce9">
            <text:p>93,621</text:p>
          </table:table-cell>
          <table:table-cell office:value-type="float" office:value="102482" table:style-name="ce9">
            <text:p>102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5957" table:style-name="ce9">
            <text:p>75,957</text:p>
          </table:table-cell>
          <table:table-cell office:value-type="float" office:value="190090" table:style-name="ce11">
            <text:p>190,090</text:p>
          </table:table-cell>
          <table:table-cell office:value-type="float" office:value="92864" table:style-name="ce9">
            <text:p>92,864</text:p>
          </table:table-cell>
          <table:table-cell office:value-type="float" office:value="97226" table:style-name="ce9">
            <text:p>97,2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9690" table:style-name="ce9">
            <text:p>139,690</text:p>
          </table:table-cell>
          <table:table-cell office:value-type="float" office:value="332648" table:style-name="ce11">
            <text:p>332,648</text:p>
          </table:table-cell>
          <table:table-cell office:value-type="float" office:value="160116" table:style-name="ce9">
            <text:p>160,116</text:p>
          </table:table-cell>
          <table:table-cell office:value-type="float" office:value="172532" table:style-name="ce9">
            <text:p>172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22" table:style-name="ce9">
            <text:p>23,122</text:p>
          </table:table-cell>
          <table:table-cell office:value-type="float" office:value="49266" table:style-name="ce11">
            <text:p>49,266</text:p>
          </table:table-cell>
          <table:table-cell office:value-type="float" office:value="23693" table:style-name="ce9">
            <text:p>23,693</text:p>
          </table:table-cell>
          <table:table-cell office:value-type="float" office:value="25573" table:style-name="ce9">
            <text:p>25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207" table:style-name="ce9">
            <text:p>13,207</text:p>
          </table:table-cell>
          <table:table-cell office:value-type="float" office:value="26376" table:style-name="ce11">
            <text:p>26,376</text:p>
          </table:table-cell>
          <table:table-cell office:value-type="float" office:value="12448" table:style-name="ce9">
            <text:p>12,448</text:p>
          </table:table-cell>
          <table:table-cell office:value-type="float" office:value="13928" table:style-name="ce9">
            <text:p>13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48" table:style-name="ce9">
            <text:p>73,148</text:p>
          </table:table-cell>
          <table:table-cell office:value-type="float" office:value="164288" table:style-name="ce11">
            <text:p>164,288</text:p>
          </table:table-cell>
          <table:table-cell office:value-type="float" office:value="78520" table:style-name="ce9">
            <text:p>78,520</text:p>
          </table:table-cell>
          <table:table-cell office:value-type="float" office:value="85768" table:style-name="ce9">
            <text:p>85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557" table:style-name="ce9">
            <text:p>79,557</text:p>
          </table:table-cell>
          <table:table-cell office:value-type="float" office:value="182509" table:style-name="ce11">
            <text:p>182,509</text:p>
          </table:table-cell>
          <table:table-cell office:value-type="float" office:value="89354" table:style-name="ce9">
            <text:p>89,354</text:p>
          </table:table-cell>
          <table:table-cell office:value-type="float" office:value="93155" table:style-name="ce9">
            <text:p>93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0909" table:style-name="ce9">
            <text:p>10,909</text:p>
          </table:table-cell>
          <table:table-cell office:value-type="float" office:value="27141" table:style-name="ce11">
            <text:p>27,141</text:p>
          </table:table-cell>
          <table:table-cell office:value-type="float" office:value="13922" table:style-name="ce9">
            <text:p>13,922</text:p>
          </table:table-cell>
          <table:table-cell office:value-type="float" office:value="13219" table:style-name="ce9">
            <text:p>13,21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613" table:style-name="ce9">
            <text:p>69,613</text:p>
          </table:table-cell>
          <table:table-cell office:value-type="float" office:value="155889" table:style-name="ce11">
            <text:p>155,889</text:p>
          </table:table-cell>
          <table:table-cell office:value-type="float" office:value="77045" table:style-name="ce9">
            <text:p>77,045</text:p>
          </table:table-cell>
          <table:table-cell office:value-type="float" office:value="78844" table:style-name="ce9">
            <text:p>78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6041" table:style-name="ce9">
            <text:p>146,041</text:p>
          </table:table-cell>
          <table:table-cell office:value-type="float" office:value="357563" table:style-name="ce11">
            <text:p>357,563</text:p>
          </table:table-cell>
          <table:table-cell office:value-type="float" office:value="174290" table:style-name="ce9">
            <text:p>174,290</text:p>
          </table:table-cell>
          <table:table-cell office:value-type="float" office:value="183273" table:style-name="ce9">
            <text:p>183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7014" table:style-name="ce9">
            <text:p>27,014</text:p>
          </table:table-cell>
          <table:table-cell office:value-type="float" office:value="68882" table:style-name="ce11">
            <text:p>68,882</text:p>
          </table:table-cell>
          <table:table-cell office:value-type="float" office:value="34592" table:style-name="ce9">
            <text:p>34,592</text:p>
          </table:table-cell>
          <table:table-cell office:value-type="float" office:value="34290" table:style-name="ce9">
            <text:p>34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847" table:style-name="ce9">
            <text:p>43,847</text:p>
          </table:table-cell>
          <table:table-cell office:value-type="float" office:value="111858" table:style-name="ce11">
            <text:p>111,858</text:p>
          </table:table-cell>
          <table:table-cell office:value-type="float" office:value="57020" table:style-name="ce9">
            <text:p>57,020</text:p>
          </table:table-cell>
          <table:table-cell office:value-type="float" office:value="54838" table:style-name="ce9">
            <text:p>54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4005" table:style-name="ce9">
            <text:p>14,005</text:p>
          </table:table-cell>
          <table:table-cell office:value-type="float" office:value="41225" table:style-name="ce11">
            <text:p>41,225</text:p>
          </table:table-cell>
          <table:table-cell office:value-type="float" office:value="21083" table:style-name="ce9">
            <text:p>21,083</text:p>
          </table:table-cell>
          <table:table-cell office:value-type="float" office:value="20142" table:style-name="ce9">
            <text:p>20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434" table:style-name="ce9">
            <text:p>13,434</text:p>
          </table:table-cell>
          <table:table-cell office:value-type="float" office:value="34033" table:style-name="ce11">
            <text:p>34,033</text:p>
          </table:table-cell>
          <table:table-cell office:value-type="float" office:value="17268" table:style-name="ce9">
            <text:p>17,268</text:p>
          </table:table-cell>
          <table:table-cell office:value-type="float" office:value="16765" table:style-name="ce9">
            <text:p>16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8172" table:style-name="ce9">
            <text:p>38,172</text:p>
          </table:table-cell>
          <table:table-cell office:value-type="float" office:value="93818" table:style-name="ce11">
            <text:p>93,818</text:p>
          </table:table-cell>
          <table:table-cell office:value-type="float" office:value="47362" table:style-name="ce9">
            <text:p>47,362</text:p>
          </table:table-cell>
          <table:table-cell office:value-type="float" office:value="46456" table:style-name="ce9">
            <text:p>46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300" table:style-name="ce9">
            <text:p>19,300</text:p>
          </table:table-cell>
          <table:table-cell office:value-type="float" office:value="44341" table:style-name="ce11">
            <text:p>44,341</text:p>
          </table:table-cell>
          <table:table-cell office:value-type="float" office:value="22370" table:style-name="ce9">
            <text:p>22,370</text:p>
          </table:table-cell>
          <table:table-cell office:value-type="float" office:value="21971" table:style-name="ce9">
            <text:p>21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72" table:style-name="ce9">
            <text:p>35,672</text:p>
          </table:table-cell>
          <table:table-cell office:value-type="float" office:value="95787" table:style-name="ce11">
            <text:p>95,787</text:p>
          </table:table-cell>
          <table:table-cell office:value-type="float" office:value="47339" table:style-name="ce9">
            <text:p>47,339</text:p>
          </table:table-cell>
          <table:table-cell office:value-type="float" office:value="48448" table:style-name="ce9">
            <text:p>48,4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5922" table:style-name="ce9">
            <text:p>15,922</text:p>
          </table:table-cell>
          <table:table-cell office:value-type="float" office:value="40110" table:style-name="ce11">
            <text:p>40,110</text:p>
          </table:table-cell>
          <table:table-cell office:value-type="float" office:value="20133" table:style-name="ce9">
            <text:p>20,133</text:p>
          </table:table-cell>
          <table:table-cell office:value-type="float" office:value="19977" table:style-name="ce9">
            <text:p>19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836" table:style-name="ce9">
            <text:p>10,836</text:p>
          </table:table-cell>
          <table:table-cell office:value-type="float" office:value="29246" table:style-name="ce11">
            <text:p>29,246</text:p>
          </table:table-cell>
          <table:table-cell office:value-type="float" office:value="15376" table:style-name="ce9">
            <text:p>15,376</text:p>
          </table:table-cell>
          <table:table-cell office:value-type="float" office:value="13870" table:style-name="ce9">
            <text:p>13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06" table:style-name="ce9">
            <text:p>3,106</text:p>
          </table:table-cell>
          <table:table-cell office:value-type="float" office:value="6770" table:style-name="ce11">
            <text:p>6,770</text:p>
          </table:table-cell>
          <table:table-cell office:value-type="float" office:value="3746" table:style-name="ce9">
            <text:p>3,746</text:p>
          </table:table-cell>
          <table:table-cell office:value-type="float" office:value="3024" table:style-name="ce9">
            <text:p>3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500" table:style-name="ce9">
            <text:p>9,500</text:p>
          </table:table-cell>
          <table:table-cell office:value-type="float" office:value="28005" table:style-name="ce11">
            <text:p>28,005</text:p>
          </table:table-cell>
          <table:table-cell office:value-type="float" office:value="14106" table:style-name="ce9">
            <text:p>14,106</text:p>
          </table:table-cell>
          <table:table-cell office:value-type="float" office:value="13899" table:style-name="ce9">
            <text:p>13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421" table:style-name="ce9">
            <text:p>17,421</text:p>
          </table:table-cell>
          <table:table-cell office:value-type="float" office:value="51164" table:style-name="ce11">
            <text:p>51,164</text:p>
          </table:table-cell>
          <table:table-cell office:value-type="float" office:value="25926" table:style-name="ce9">
            <text:p>25,926</text:p>
          </table:table-cell>
          <table:table-cell office:value-type="float" office:value="25238" table:style-name="ce9">
            <text:p>25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240" table:style-name="ce9">
            <text:p>11,240</text:p>
          </table:table-cell>
          <table:table-cell office:value-type="float" office:value="29639" table:style-name="ce11">
            <text:p>29,639</text:p>
          </table:table-cell>
          <table:table-cell office:value-type="float" office:value="15066" table:style-name="ce9">
            <text:p>15,066</text:p>
          </table:table-cell>
          <table:table-cell office:value-type="float" office:value="14573" table:style-name="ce9">
            <text:p>14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723" table:style-name="ce9">
            <text:p>10,723</text:p>
          </table:table-cell>
          <table:table-cell office:value-type="float" office:value="29787" table:style-name="ce11">
            <text:p>29,787</text:p>
          </table:table-cell>
          <table:table-cell office:value-type="float" office:value="15223" table:style-name="ce9">
            <text:p>15,223</text:p>
          </table:table-cell>
          <table:table-cell office:value-type="float" office:value="14564" table:style-name="ce9">
            <text:p>14,5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87" table:style-name="ce9">
            <text:p>5,787</text:p>
          </table:table-cell>
          <table:table-cell office:value-type="float" office:value="13624" table:style-name="ce11">
            <text:p>13,624</text:p>
          </table:table-cell>
          <table:table-cell office:value-type="float" office:value="6812" table:style-name="ce9">
            <text:p>6,812</text:p>
          </table:table-cell>
          <table:table-cell office:value-type="float" office:value="6812" table:style-name="ce9">
            <text:p>6,8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23" table:style-name="ce9">
            <text:p>6,823</text:p>
          </table:table-cell>
          <table:table-cell office:value-type="float" office:value="18629" table:style-name="ce11">
            <text:p>18,629</text:p>
          </table:table-cell>
          <table:table-cell office:value-type="float" office:value="9510" table:style-name="ce9">
            <text:p>9,510</text:p>
          </table:table-cell>
          <table:table-cell office:value-type="float" office:value="9119" table:style-name="ce9">
            <text:p>9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87" table:style-name="ce9">
            <text:p>12,987</text:p>
          </table:table-cell>
          <table:table-cell office:value-type="float" office:value="35087" table:style-name="ce11">
            <text:p>35,087</text:p>
          </table:table-cell>
          <table:table-cell office:value-type="float" office:value="18017" table:style-name="ce9">
            <text:p>18,017</text:p>
          </table:table-cell>
          <table:table-cell office:value-type="float" office:value="17070" table:style-name="ce9">
            <text:p>17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699" table:style-name="ce9">
            <text:p>13,699</text:p>
          </table:table-cell>
          <table:table-cell office:value-type="float" office:value="35120" table:style-name="ce11">
            <text:p>35,120</text:p>
          </table:table-cell>
          <table:table-cell office:value-type="float" office:value="18058" table:style-name="ce9">
            <text:p>18,058</text:p>
          </table:table-cell>
          <table:table-cell office:value-type="float" office:value="17062" table:style-name="ce9">
            <text:p>17,0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56" table:style-name="ce9">
            <text:p>14,956</text:p>
          </table:table-cell>
          <table:table-cell office:value-type="float" office:value="37859" table:style-name="ce11">
            <text:p>37,859</text:p>
          </table:table-cell>
          <table:table-cell office:value-type="float" office:value="19926" table:style-name="ce9">
            <text:p>19,926</text:p>
          </table:table-cell>
          <table:table-cell office:value-type="float" office:value="17933" table:style-name="ce9">
            <text:p>17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37" table:style-name="ce9">
            <text:p>5,437</text:p>
          </table:table-cell>
          <table:table-cell office:value-type="float" office:value="12124" table:style-name="ce11">
            <text:p>12,124</text:p>
          </table:table-cell>
          <table:table-cell office:value-type="float" office:value="6533" table:style-name="ce9">
            <text:p>6,533</text:p>
          </table:table-cell>
          <table:table-cell office:value-type="float" office:value="5591" table:style-name="ce9">
            <text:p>5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2" table:style-name="ce9">
            <text:p>2,292</text:p>
          </table:table-cell>
          <table:table-cell office:value-type="float" office:value="5771" table:style-name="ce11">
            <text:p>5,771</text:p>
          </table:table-cell>
          <table:table-cell office:value-type="float" office:value="3046" table:style-name="ce9">
            <text:p>3,046</text:p>
          </table:table-cell>
          <table:table-cell office:value-type="float" office:value="2725" table:style-name="ce9">
            <text:p>2,72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47" table:style-name="ce9">
            <text:p>4,747</text:p>
          </table:table-cell>
          <table:table-cell office:value-type="float" office:value="11249" table:style-name="ce11">
            <text:p>11,249</text:p>
          </table:table-cell>
          <table:table-cell office:value-type="float" office:value="6137" table:style-name="ce9">
            <text:p>6,137</text:p>
          </table:table-cell>
          <table:table-cell office:value-type="float" office:value="5112" table:style-name="ce9">
            <text:p>5,11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1" table:style-name="ce9">
            <text:p>5,111</text:p>
          </table:table-cell>
          <table:table-cell office:value-type="float" office:value="13738" table:style-name="ce11">
            <text:p>13,738</text:p>
          </table:table-cell>
          <table:table-cell office:value-type="float" office:value="7439" table:style-name="ce9">
            <text:p>7,439</text:p>
          </table:table-cell>
          <table:table-cell office:value-type="float" office:value="6299" table:style-name="ce9">
            <text:p>6,29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8" table:style-name="ce9">
            <text:p>618</text:p>
          </table:table-cell>
          <table:table-cell office:value-type="float" office:value="1873" table:style-name="ce11">
            <text:p>1,873</text:p>
          </table:table-cell>
          <table:table-cell office:value-type="float" office:value="934" table:style-name="ce9">
            <text:p>934</text:p>
          </table:table-cell>
          <table:table-cell office:value-type="float" office:value="939" table:style-name="ce9">
            <text:p>93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57" table:style-name="ce9">
            <text:p>1,357</text:p>
          </table:table-cell>
          <table:table-cell office:value-type="float" office:value="4199" table:style-name="ce11">
            <text:p>4,199</text:p>
          </table:table-cell>
          <table:table-cell office:value-type="float" office:value="2209" table:style-name="ce9">
            <text:p>2,209</text:p>
          </table:table-cell>
          <table:table-cell office:value-type="float" office:value="1990" table:style-name="ce9">
            <text:p>1,990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5" table:style-name="ce16">
            <text:p>865</text:p>
          </table:table-cell>
          <table:table-cell office:value-type="float" office:value="3148" table:style-name="ce18">
            <text:p>3,148</text:p>
          </table:table-cell>
          <table:table-cell office:value-type="float" office:value="1621" table:style-name="ce16">
            <text:p>1,621</text:p>
          </table:table-cell>
          <table:table-cell office:value-type="float" office:value="1527" table:style-name="ce16">
            <text:p>1,527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4233" table:style-name="ce71">
            <text:p>174,233</text:p>
          </table:table-cell>
          <table:table-cell office:value-type="float" office:value="450406" table:style-name="ce79">
            <text:p>450,406</text:p>
          </table:table-cell>
          <table:table-cell office:value-type="float" office:value="226840" table:style-name="ce79">
            <text:p>226,840</text:p>
          </table:table-cell>
          <table:table-cell office:value-type="float" office:value="223566" table:style-name="ce73">
            <text:p>223,5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474" table:style-name="ce52">
            <text:p>37,474</text:p>
          </table:table-cell>
          <table:table-cell office:value-type="float" office:value="94856" table:style-name="ce11">
            <text:p>94,856</text:p>
          </table:table-cell>
          <table:table-cell office:value-type="float" office:value="46136" table:style-name="ce11">
            <text:p>46,136</text:p>
          </table:table-cell>
          <table:table-cell office:value-type="float" office:value="48720" table:style-name="ce10">
            <text:p>48,7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55" table:style-name="ce52">
            <text:p>26,755</text:p>
          </table:table-cell>
          <table:table-cell office:value-type="float" office:value="70672" table:style-name="ce11">
            <text:p>70,672</text:p>
          </table:table-cell>
          <table:table-cell office:value-type="float" office:value="33373" table:style-name="ce11">
            <text:p>33,373</text:p>
          </table:table-cell>
          <table:table-cell office:value-type="float" office:value="37299" table:style-name="ce10">
            <text:p>37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30" table:style-name="ce52">
            <text:p>14,430</text:p>
          </table:table-cell>
          <table:table-cell office:value-type="float" office:value="38226" table:style-name="ce11">
            <text:p>38,226</text:p>
          </table:table-cell>
          <table:table-cell office:value-type="float" office:value="19428" table:style-name="ce11">
            <text:p>19,428</text:p>
          </table:table-cell>
          <table:table-cell office:value-type="float" office:value="18798" table:style-name="ce10">
            <text:p>18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97" table:style-name="ce52">
            <text:p>10,497</text:p>
          </table:table-cell>
          <table:table-cell office:value-type="float" office:value="28507" table:style-name="ce11">
            <text:p>28,507</text:p>
          </table:table-cell>
          <table:table-cell office:value-type="float" office:value="14685" table:style-name="ce11">
            <text:p>14,685</text:p>
          </table:table-cell>
          <table:table-cell office:value-type="float" office:value="13822" table:style-name="ce10">
            <text:p>13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537" table:style-name="ce52">
            <text:p>14,537</text:p>
          </table:table-cell>
          <table:table-cell office:value-type="float" office:value="35046" table:style-name="ce11">
            <text:p>35,046</text:p>
          </table:table-cell>
          <table:table-cell office:value-type="float" office:value="18153" table:style-name="ce11">
            <text:p>18,153</text:p>
          </table:table-cell>
          <table:table-cell office:value-type="float" office:value="16893" table:style-name="ce10">
            <text:p>16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291" table:style-name="ce52">
            <text:p>9,291</text:p>
          </table:table-cell>
          <table:table-cell office:value-type="float" office:value="24364" table:style-name="ce11">
            <text:p>24,364</text:p>
          </table:table-cell>
          <table:table-cell office:value-type="float" office:value="12775" table:style-name="ce11">
            <text:p>12,775</text:p>
          </table:table-cell>
          <table:table-cell office:value-type="float" office:value="11589" table:style-name="ce10">
            <text:p>11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152" table:style-name="ce52">
            <text:p>12,152</text:p>
          </table:table-cell>
          <table:table-cell office:value-type="float" office:value="32021" table:style-name="ce11">
            <text:p>32,021</text:p>
          </table:table-cell>
          <table:table-cell office:value-type="float" office:value="16874" table:style-name="ce11">
            <text:p>16,874</text:p>
          </table:table-cell>
          <table:table-cell office:value-type="float" office:value="15147" table:style-name="ce10">
            <text:p>15,1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20091" table:style-name="ce52">
            <text:p>20,091</text:p>
          </table:table-cell>
          <table:table-cell office:value-type="float" office:value="52929" table:style-name="ce11">
            <text:p>52,929</text:p>
          </table:table-cell>
          <table:table-cell office:value-type="float" office:value="26890" table:style-name="ce11">
            <text:p>26,890</text:p>
          </table:table-cell>
          <table:table-cell office:value-type="float" office:value="26039" table:style-name="ce10">
            <text:p>26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972" table:style-name="ce52">
            <text:p>15,972</text:p>
          </table:table-cell>
          <table:table-cell office:value-type="float" office:value="40517" table:style-name="ce11">
            <text:p>40,517</text:p>
          </table:table-cell>
          <table:table-cell office:value-type="float" office:value="20723" table:style-name="ce11">
            <text:p>20,723</text:p>
          </table:table-cell>
          <table:table-cell office:value-type="float" office:value="19794" table:style-name="ce10">
            <text:p>19,7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998" table:style-name="ce52">
            <text:p>8,998</text:p>
          </table:table-cell>
          <table:table-cell office:value-type="float" office:value="21179" table:style-name="ce11">
            <text:p>21,179</text:p>
          </table:table-cell>
          <table:table-cell office:value-type="float" office:value="11432" table:style-name="ce11">
            <text:p>11,432</text:p>
          </table:table-cell>
          <table:table-cell office:value-type="float" office:value="9747" table:style-name="ce10">
            <text:p>9,7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95" table:style-name="ce52">
            <text:p>1,995</text:p>
          </table:table-cell>
          <table:table-cell office:value-type="float" office:value="6087" table:style-name="ce11">
            <text:p>6,087</text:p>
          </table:table-cell>
          <table:table-cell office:value-type="float" office:value="3271" table:style-name="ce11">
            <text:p>3,271</text:p>
          </table:table-cell>
          <table:table-cell office:value-type="float" office:value="2816" table:style-name="ce10">
            <text:p>2,81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41" table:style-name="ce53">
            <text:p>2,041</text:p>
          </table:table-cell>
          <table:table-cell office:value-type="float" office:value="6002" table:style-name="ce18">
            <text:p>6,002</text:p>
          </table:table-cell>
          <table:table-cell office:value-type="float" office:value="3100" table:style-name="ce18">
            <text:p>3,100</text:p>
          </table:table-cell>
          <table:table-cell office:value-type="float" office:value="2902" table:style-name="ce17">
            <text:p>2,902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1年01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10975" table:style-name="ce71">
            <text:p>210,975</text:p>
          </table:table-cell>
          <table:table-cell office:value-type="float" office:value="575754" table:style-name="ce79">
            <text:p>575,754</text:p>
          </table:table-cell>
          <table:table-cell office:value-type="float" office:value="293869" table:style-name="ce79">
            <text:p>293,869</text:p>
          </table:table-cell>
          <table:table-cell office:value-type="float" office:value="281885" table:style-name="ce73">
            <text:p>281,88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7473" table:style-name="ce52">
            <text:p>77,473</text:p>
          </table:table-cell>
          <table:table-cell office:value-type="float" office:value="206423" table:style-name="ce11">
            <text:p>206,423</text:p>
          </table:table-cell>
          <table:table-cell office:value-type="float" office:value="102691" table:style-name="ce11">
            <text:p>102,691</text:p>
          </table:table-cell>
          <table:table-cell office:value-type="float" office:value="103732" table:style-name="ce10">
            <text:p>103,73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64" table:style-name="ce52">
            <text:p>9,364</text:p>
          </table:table-cell>
          <table:table-cell office:value-type="float" office:value="27382" table:style-name="ce49">
            <text:p>27,382</text:p>
          </table:table-cell>
          <table:table-cell office:value-type="float" office:value="14715" table:style-name="ce11">
            <text:p>14,715</text:p>
          </table:table-cell>
          <table:table-cell office:value-type="float" office:value="12667" table:style-name="ce10">
            <text:p>12,66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601" table:style-name="ce52">
            <text:p>11,601</text:p>
          </table:table-cell>
          <table:table-cell office:value-type="float" office:value="32950" table:style-name="ce49">
            <text:p>32,950</text:p>
          </table:table-cell>
          <table:table-cell office:value-type="float" office:value="17583" table:style-name="ce11">
            <text:p>17,583</text:p>
          </table:table-cell>
          <table:table-cell office:value-type="float" office:value="15367" table:style-name="ce10">
            <text:p>15,36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823" table:style-name="ce52">
            <text:p>35,823</text:p>
          </table:table-cell>
          <table:table-cell office:value-type="float" office:value="96575" table:style-name="ce49">
            <text:p>96,575</text:p>
          </table:table-cell>
          <table:table-cell office:value-type="float" office:value="48668" table:style-name="ce11">
            <text:p>48,668</text:p>
          </table:table-cell>
          <table:table-cell office:value-type="float" office:value="47907" table:style-name="ce10">
            <text:p>47,90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9416" table:style-name="ce52">
            <text:p>29,416</text:p>
          </table:table-cell>
          <table:table-cell office:value-type="float" office:value="79576" table:style-name="ce49">
            <text:p>79,576</text:p>
          </table:table-cell>
          <table:table-cell office:value-type="float" office:value="40228" table:style-name="ce11">
            <text:p>40,228</text:p>
          </table:table-cell>
          <table:table-cell office:value-type="float" office:value="39348" table:style-name="ce10">
            <text:p>39,34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81" table:style-name="ce52">
            <text:p>4,381</text:p>
          </table:table-cell>
          <table:table-cell office:value-type="float" office:value="12315" table:style-name="ce49">
            <text:p>12,315</text:p>
          </table:table-cell>
          <table:table-cell office:value-type="float" office:value="6708" table:style-name="ce11">
            <text:p>6,708</text:p>
          </table:table-cell>
          <table:table-cell office:value-type="float" office:value="5607" table:style-name="ce10">
            <text:p>5,60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976" table:style-name="ce52">
            <text:p>19,976</text:p>
          </table:table-cell>
          <table:table-cell office:value-type="float" office:value="58039" table:style-name="ce49">
            <text:p>58,039</text:p>
          </table:table-cell>
          <table:table-cell office:value-type="float" office:value="29734" table:style-name="ce11">
            <text:p>29,734</text:p>
          </table:table-cell>
          <table:table-cell office:value-type="float" office:value="28305" table:style-name="ce10">
            <text:p>28,30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7037" table:style-name="ce52">
            <text:p>7,037</text:p>
          </table:table-cell>
          <table:table-cell office:value-type="float" office:value="19921" table:style-name="ce49">
            <text:p>19,921</text:p>
          </table:table-cell>
          <table:table-cell office:value-type="float" office:value="10510" table:style-name="ce11">
            <text:p>10,510</text:p>
          </table:table-cell>
          <table:table-cell office:value-type="float" office:value="9411" table:style-name="ce10">
            <text:p>9,41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92" table:style-name="ce52">
            <text:p>5,992</text:p>
          </table:table-cell>
          <table:table-cell office:value-type="float" office:value="14445" table:style-name="ce49">
            <text:p>14,445</text:p>
          </table:table-cell>
          <table:table-cell office:value-type="float" office:value="7884" table:style-name="ce11">
            <text:p>7,884</text:p>
          </table:table-cell>
          <table:table-cell office:value-type="float" office:value="6561" table:style-name="ce10">
            <text:p>6,56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05" table:style-name="ce52">
            <text:p>3,105</text:p>
          </table:table-cell>
          <table:table-cell office:value-type="float" office:value="8766" table:style-name="ce49">
            <text:p>8,766</text:p>
          </table:table-cell>
          <table:table-cell office:value-type="float" office:value="4796" table:style-name="ce11">
            <text:p>4,796</text:p>
          </table:table-cell>
          <table:table-cell office:value-type="float" office:value="3970" table:style-name="ce10">
            <text:p>3,9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91" table:style-name="ce52">
            <text:p>2,091</text:p>
          </table:table-cell>
          <table:table-cell office:value-type="float" office:value="5319" table:style-name="ce49">
            <text:p>5,319</text:p>
          </table:table-cell>
          <table:table-cell office:value-type="float" office:value="2936" table:style-name="ce11">
            <text:p>2,936</text:p>
          </table:table-cell>
          <table:table-cell office:value-type="float" office:value="2383" table:style-name="ce10">
            <text:p>2,383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48" table:style-name="ce52">
            <text:p>2,948</text:p>
          </table:table-cell>
          <table:table-cell office:value-type="float" office:value="9571" table:style-name="ce49">
            <text:p>9,571</text:p>
          </table:table-cell>
          <table:table-cell office:value-type="float" office:value="4991" table:style-name="ce11">
            <text:p>4,991</text:p>
          </table:table-cell>
          <table:table-cell office:value-type="float" office:value="4580" table:style-name="ce10">
            <text:p>4,580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8" table:style-name="ce53">
            <text:p>1,768</text:p>
          </table:table-cell>
          <table:table-cell office:value-type="float" office:value="4472" table:style-name="ce51">
            <text:p>4,472</text:p>
          </table:table-cell>
          <table:table-cell office:value-type="float" office:value="2425" table:style-name="ce18">
            <text:p>2,425</text:p>
          </table:table-cell>
          <table:table-cell office:value-type="float" office:value="2047" table:style-name="ce17">
            <text:p>2,04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5428" table:style-name="ce71">
            <text:p>195,428</text:p>
          </table:table-cell>
          <table:table-cell office:value-type="float" office:value="537817" table:style-name="ce79">
            <text:p>537,817</text:p>
          </table:table-cell>
          <table:table-cell office:value-type="float" office:value="277261" table:style-name="ce79">
            <text:p>277,261</text:p>
          </table:table-cell>
          <table:table-cell office:value-type="float" office:value="260556" table:style-name="ce73">
            <text:p>260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517" table:style-name="ce52">
            <text:p>32,517</text:p>
          </table:table-cell>
          <table:table-cell office:value-type="float" office:value="86865" table:style-name="ce11">
            <text:p>86,865</text:p>
          </table:table-cell>
          <table:table-cell office:value-type="float" office:value="43252" table:style-name="ce11">
            <text:p>43,252</text:p>
          </table:table-cell>
          <table:table-cell office:value-type="float" office:value="43613" table:style-name="ce10">
            <text:p>43,61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8107" table:style-name="ce52">
            <text:p>38,107</text:p>
          </table:table-cell>
          <table:table-cell office:value-type="float" office:value="105104" table:style-name="ce11">
            <text:p>105,104</text:p>
          </table:table-cell>
          <table:table-cell office:value-type="float" office:value="52963" table:style-name="ce11">
            <text:p>52,963</text:p>
          </table:table-cell>
          <table:table-cell office:value-type="float" office:value="52141" table:style-name="ce10">
            <text:p>52,14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183" table:style-name="ce52">
            <text:p>15,183</text:p>
          </table:table-cell>
          <table:table-cell office:value-type="float" office:value="44220" table:style-name="ce11">
            <text:p>44,220</text:p>
          </table:table-cell>
          <table:table-cell office:value-type="float" office:value="23072" table:style-name="ce11">
            <text:p>23,072</text:p>
          </table:table-cell>
          <table:table-cell office:value-type="float" office:value="21148" table:style-name="ce10">
            <text:p>21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77" table:style-name="ce52">
            <text:p>11,577</text:p>
          </table:table-cell>
          <table:table-cell office:value-type="float" office:value="32374" table:style-name="ce11">
            <text:p>32,374</text:p>
          </table:table-cell>
          <table:table-cell office:value-type="float" office:value="17142" table:style-name="ce11">
            <text:p>17,142</text:p>
          </table:table-cell>
          <table:table-cell office:value-type="float" office:value="15232" table:style-name="ce10">
            <text:p>15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899" table:style-name="ce52">
            <text:p>31,899</text:p>
          </table:table-cell>
          <table:table-cell office:value-type="float" office:value="87360" table:style-name="ce11">
            <text:p>87,360</text:p>
          </table:table-cell>
          <table:table-cell office:value-type="float" office:value="44128" table:style-name="ce11">
            <text:p>44,128</text:p>
          </table:table-cell>
          <table:table-cell office:value-type="float" office:value="43232" table:style-name="ce10">
            <text:p>43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140" table:style-name="ce52">
            <text:p>12,140</text:p>
          </table:table-cell>
          <table:table-cell office:value-type="float" office:value="34684" table:style-name="ce11">
            <text:p>34,684</text:p>
          </table:table-cell>
          <table:table-cell office:value-type="float" office:value="18342" table:style-name="ce11">
            <text:p>18,342</text:p>
          </table:table-cell>
          <table:table-cell office:value-type="float" office:value="16342" table:style-name="ce10">
            <text:p>16,3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874" table:style-name="ce52">
            <text:p>5,874</text:p>
          </table:table-cell>
          <table:table-cell office:value-type="float" office:value="15841" table:style-name="ce11">
            <text:p>15,841</text:p>
          </table:table-cell>
          <table:table-cell office:value-type="float" office:value="8281" table:style-name="ce11">
            <text:p>8,281</text:p>
          </table:table-cell>
          <table:table-cell office:value-type="float" office:value="7560" table:style-name="ce10">
            <text:p>7,5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42" table:style-name="ce52">
            <text:p>5,242</text:p>
          </table:table-cell>
          <table:table-cell office:value-type="float" office:value="13503" table:style-name="ce11">
            <text:p>13,503</text:p>
          </table:table-cell>
          <table:table-cell office:value-type="float" office:value="7210" table:style-name="ce11">
            <text:p>7,210</text:p>
          </table:table-cell>
          <table:table-cell office:value-type="float" office:value="6293" table:style-name="ce10">
            <text:p>6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59" table:style-name="ce52">
            <text:p>10,859</text:p>
          </table:table-cell>
          <table:table-cell office:value-type="float" office:value="31857" table:style-name="ce11">
            <text:p>31,857</text:p>
          </table:table-cell>
          <table:table-cell office:value-type="float" office:value="16605" table:style-name="ce11">
            <text:p>16,605</text:p>
          </table:table-cell>
          <table:table-cell office:value-type="float" office:value="15252" table:style-name="ce10">
            <text:p>15,2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9" table:style-name="ce52">
            <text:p>6,109</text:p>
          </table:table-cell>
          <table:table-cell office:value-type="float" office:value="16856" table:style-name="ce11">
            <text:p>16,856</text:p>
          </table:table-cell>
          <table:table-cell office:value-type="float" office:value="8940" table:style-name="ce11">
            <text:p>8,940</text:p>
          </table:table-cell>
          <table:table-cell office:value-type="float" office:value="7916" table:style-name="ce10">
            <text:p>7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77" table:style-name="ce52">
            <text:p>3,877</text:p>
          </table:table-cell>
          <table:table-cell office:value-type="float" office:value="9300" table:style-name="ce11">
            <text:p>9,300</text:p>
          </table:table-cell>
          <table:table-cell office:value-type="float" office:value="5136" table:style-name="ce11">
            <text:p>5,136</text:p>
          </table:table-cell>
          <table:table-cell office:value-type="float" office:value="4164" table:style-name="ce10">
            <text:p>4,1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07" table:style-name="ce52">
            <text:p>3,607</text:p>
          </table:table-cell>
          <table:table-cell office:value-type="float" office:value="10004" table:style-name="ce11">
            <text:p>10,004</text:p>
          </table:table-cell>
          <table:table-cell office:value-type="float" office:value="5310" table:style-name="ce11">
            <text:p>5,310</text:p>
          </table:table-cell>
          <table:table-cell office:value-type="float" office:value="4694" table:style-name="ce10">
            <text:p>4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36" table:style-name="ce52">
            <text:p>5,636</text:p>
          </table:table-cell>
          <table:table-cell office:value-type="float" office:value="15359" table:style-name="ce11">
            <text:p>15,359</text:p>
          </table:table-cell>
          <table:table-cell office:value-type="float" office:value="8122" table:style-name="ce11">
            <text:p>8,122</text:p>
          </table:table-cell>
          <table:table-cell office:value-type="float" office:value="7237" table:style-name="ce10">
            <text:p>7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1" table:style-name="ce52">
            <text:p>2,621</text:p>
          </table:table-cell>
          <table:table-cell office:value-type="float" office:value="6537" table:style-name="ce11">
            <text:p>6,537</text:p>
          </table:table-cell>
          <table:table-cell office:value-type="float" office:value="3668" table:style-name="ce11">
            <text:p>3,668</text:p>
          </table:table-cell>
          <table:table-cell office:value-type="float" office:value="2869" table:style-name="ce10">
            <text:p>2,8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1" table:style-name="ce52">
            <text:p>4,141</text:p>
          </table:table-cell>
          <table:table-cell office:value-type="float" office:value="11931" table:style-name="ce11">
            <text:p>11,931</text:p>
          </table:table-cell>
          <table:table-cell office:value-type="float" office:value="6335" table:style-name="ce11">
            <text:p>6,335</text:p>
          </table:table-cell>
          <table:table-cell office:value-type="float" office:value="5596" table:style-name="ce10">
            <text:p>5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29" table:style-name="ce52">
            <text:p>2,329</text:p>
          </table:table-cell>
          <table:table-cell office:value-type="float" office:value="6204" table:style-name="ce11">
            <text:p>6,204</text:p>
          </table:table-cell>
          <table:table-cell office:value-type="float" office:value="3389" table:style-name="ce11">
            <text:p>3,389</text:p>
          </table:table-cell>
          <table:table-cell office:value-type="float" office:value="2815" table:style-name="ce10">
            <text:p>2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6" table:style-name="ce52">
            <text:p>1,716</text:p>
          </table:table-cell>
          <table:table-cell office:value-type="float" office:value="4119" table:style-name="ce11">
            <text:p>4,119</text:p>
          </table:table-cell>
          <table:table-cell office:value-type="float" office:value="2289" table:style-name="ce11">
            <text:p>2,289</text:p>
          </table:table-cell>
          <table:table-cell office:value-type="float" office:value="1830" table:style-name="ce10">
            <text:p>1,83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4" table:style-name="ce53">
            <text:p>1,994</text:p>
          </table:table-cell>
          <table:table-cell office:value-type="float" office:value="5699" table:style-name="ce18">
            <text:p>5,699</text:p>
          </table:table-cell>
          <table:table-cell office:value-type="float" office:value="3077" table:style-name="ce18">
            <text:p>3,077</text:p>
          </table:table-cell>
          <table:table-cell office:value-type="float" office:value="2622" table:style-name="ce17">
            <text:p>2,62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9293" table:style-name="ce71">
            <text:p>399,293</text:p>
          </table:table-cell>
          <table:table-cell office:value-type="float" office:value="1254308" table:style-name="ce79">
            <text:p>1,254,308</text:p>
          </table:table-cell>
          <table:table-cell office:value-type="float" office:value="637083" table:style-name="ce79">
            <text:p>637,083</text:p>
          </table:table-cell>
          <table:table-cell office:value-type="float" office:value="617225" table:style-name="ce73">
            <text:p>617,2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370" table:style-name="ce52">
            <text:p>78,370</text:p>
          </table:table-cell>
          <table:table-cell office:value-type="float" office:value="228218" table:style-name="ce11">
            <text:p>228,218</text:p>
          </table:table-cell>
          <table:table-cell office:value-type="float" office:value="112281" table:style-name="ce11">
            <text:p>112,281</text:p>
          </table:table-cell>
          <table:table-cell office:value-type="float" office:value="115937" table:style-name="ce10">
            <text:p>115,9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285" table:style-name="ce52">
            <text:p>41,285</text:p>
          </table:table-cell>
          <table:table-cell office:value-type="float" office:value="122723" table:style-name="ce11">
            <text:p>122,723</text:p>
          </table:table-cell>
          <table:table-cell office:value-type="float" office:value="60727" table:style-name="ce11">
            <text:p>60,727</text:p>
          </table:table-cell>
          <table:table-cell office:value-type="float" office:value="61996" table:style-name="ce10">
            <text:p>61,996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428" table:style-name="ce52">
            <text:p>25,428</text:p>
          </table:table-cell>
          <table:table-cell office:value-type="float" office:value="85791" table:style-name="ce11">
            <text:p>85,791</text:p>
          </table:table-cell>
          <table:table-cell office:value-type="float" office:value="43525" table:style-name="ce11">
            <text:p>43,525</text:p>
          </table:table-cell>
          <table:table-cell office:value-type="float" office:value="42266" table:style-name="ce10">
            <text:p>42,2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655" table:style-name="ce52">
            <text:p>27,655</text:p>
          </table:table-cell>
          <table:table-cell office:value-type="float" office:value="89487" table:style-name="ce11">
            <text:p>89,487</text:p>
          </table:table-cell>
          <table:table-cell office:value-type="float" office:value="45451" table:style-name="ce11">
            <text:p>45,451</text:p>
          </table:table-cell>
          <table:table-cell office:value-type="float" office:value="44036" table:style-name="ce10">
            <text:p>44,0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196" table:style-name="ce52">
            <text:p>11,196</text:p>
          </table:table-cell>
          <table:table-cell office:value-type="float" office:value="33296" table:style-name="ce11">
            <text:p>33,296</text:p>
          </table:table-cell>
          <table:table-cell office:value-type="float" office:value="16710" table:style-name="ce11">
            <text:p>16,710</text:p>
          </table:table-cell>
          <table:table-cell office:value-type="float" office:value="16586" table:style-name="ce10">
            <text:p>16,5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839" table:style-name="ce52">
            <text:p>16,839</text:p>
          </table:table-cell>
          <table:table-cell office:value-type="float" office:value="54323" table:style-name="ce11">
            <text:p>54,323</text:p>
          </table:table-cell>
          <table:table-cell office:value-type="float" office:value="27472" table:style-name="ce11">
            <text:p>27,472</text:p>
          </table:table-cell>
          <table:table-cell office:value-type="float" office:value="26851" table:style-name="ce10">
            <text:p>26,8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56" table:style-name="ce52">
            <text:p>13,456</text:p>
          </table:table-cell>
          <table:table-cell office:value-type="float" office:value="40080" table:style-name="ce11">
            <text:p>40,080</text:p>
          </table:table-cell>
          <table:table-cell office:value-type="float" office:value="20534" table:style-name="ce11">
            <text:p>20,534</text:p>
          </table:table-cell>
          <table:table-cell office:value-type="float" office:value="19546" table:style-name="ce10">
            <text:p>19,5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392" table:style-name="ce52">
            <text:p>15,392</text:p>
          </table:table-cell>
          <table:table-cell office:value-type="float" office:value="49007" table:style-name="ce11">
            <text:p>49,007</text:p>
          </table:table-cell>
          <table:table-cell office:value-type="float" office:value="25084" table:style-name="ce11">
            <text:p>25,084</text:p>
          </table:table-cell>
          <table:table-cell office:value-type="float" office:value="23923" table:style-name="ce10">
            <text:p>23,9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82" table:style-name="ce52">
            <text:p>4,582</text:p>
          </table:table-cell>
          <table:table-cell office:value-type="float" office:value="16470" table:style-name="ce11">
            <text:p>16,470</text:p>
          </table:table-cell>
          <table:table-cell office:value-type="float" office:value="8503" table:style-name="ce11">
            <text:p>8,503</text:p>
          </table:table-cell>
          <table:table-cell office:value-type="float" office:value="7967" table:style-name="ce10">
            <text:p>7,9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734" table:style-name="ce52">
            <text:p>10,734</text:p>
          </table:table-cell>
          <table:table-cell office:value-type="float" office:value="37873" table:style-name="ce11">
            <text:p>37,873</text:p>
          </table:table-cell>
          <table:table-cell office:value-type="float" office:value="19105" table:style-name="ce11">
            <text:p>19,105</text:p>
          </table:table-cell>
          <table:table-cell office:value-type="float" office:value="18768" table:style-name="ce10">
            <text:p>18,7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302" table:style-name="ce52">
            <text:p>13,302</text:p>
          </table:table-cell>
          <table:table-cell office:value-type="float" office:value="45891" table:style-name="ce11">
            <text:p>45,891</text:p>
          </table:table-cell>
          <table:table-cell office:value-type="float" office:value="23908" table:style-name="ce11">
            <text:p>23,908</text:p>
          </table:table-cell>
          <table:table-cell office:value-type="float" office:value="21983" table:style-name="ce10">
            <text:p>21,9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223" table:style-name="ce52">
            <text:p>11,223</text:p>
          </table:table-cell>
          <table:table-cell office:value-type="float" office:value="38601" table:style-name="ce11">
            <text:p>38,601</text:p>
          </table:table-cell>
          <table:table-cell office:value-type="float" office:value="19867" table:style-name="ce11">
            <text:p>19,867</text:p>
          </table:table-cell>
          <table:table-cell office:value-type="float" office:value="18734" table:style-name="ce10">
            <text:p>18,7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521" table:style-name="ce52">
            <text:p>14,521</text:p>
          </table:table-cell>
          <table:table-cell office:value-type="float" office:value="44750" table:style-name="ce11">
            <text:p>44,750</text:p>
          </table:table-cell>
          <table:table-cell office:value-type="float" office:value="22941" table:style-name="ce11">
            <text:p>22,941</text:p>
          </table:table-cell>
          <table:table-cell office:value-type="float" office:value="21809" table:style-name="ce10">
            <text:p>21,8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1" table:style-name="ce52">
            <text:p>6,831</text:p>
          </table:table-cell>
          <table:table-cell office:value-type="float" office:value="22802" table:style-name="ce11">
            <text:p>22,802</text:p>
          </table:table-cell>
          <table:table-cell office:value-type="float" office:value="12027" table:style-name="ce11">
            <text:p>12,027</text:p>
          </table:table-cell>
          <table:table-cell office:value-type="float" office:value="10775" table:style-name="ce10">
            <text:p>10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974" table:style-name="ce52">
            <text:p>11,974</text:p>
          </table:table-cell>
          <table:table-cell office:value-type="float" office:value="39862" table:style-name="ce11">
            <text:p>39,862</text:p>
          </table:table-cell>
          <table:table-cell office:value-type="float" office:value="20245" table:style-name="ce11">
            <text:p>20,245</text:p>
          </table:table-cell>
          <table:table-cell office:value-type="float" office:value="19617" table:style-name="ce10">
            <text:p>19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54" table:style-name="ce52">
            <text:p>9,354</text:p>
          </table:table-cell>
          <table:table-cell office:value-type="float" office:value="31650" table:style-name="ce11">
            <text:p>31,650</text:p>
          </table:table-cell>
          <table:table-cell office:value-type="float" office:value="16610" table:style-name="ce11">
            <text:p>16,610</text:p>
          </table:table-cell>
          <table:table-cell office:value-type="float" office:value="15040" table:style-name="ce10">
            <text:p>15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1065" table:style-name="ce52">
            <text:p>11,065</text:p>
          </table:table-cell>
          <table:table-cell office:value-type="float" office:value="34057" table:style-name="ce11">
            <text:p>34,057</text:p>
          </table:table-cell>
          <table:table-cell office:value-type="float" office:value="17469" table:style-name="ce11">
            <text:p>17,469</text:p>
          </table:table-cell>
          <table:table-cell office:value-type="float" office:value="16588" table:style-name="ce10">
            <text:p>16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175" table:style-name="ce52">
            <text:p>11,175</text:p>
          </table:table-cell>
          <table:table-cell office:value-type="float" office:value="35853" table:style-name="ce11">
            <text:p>35,853</text:p>
          </table:table-cell>
          <table:table-cell office:value-type="float" office:value="18567" table:style-name="ce11">
            <text:p>18,567</text:p>
          </table:table-cell>
          <table:table-cell office:value-type="float" office:value="17286" table:style-name="ce10">
            <text:p>17,2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274" table:style-name="ce52">
            <text:p>13,274</text:p>
          </table:table-cell>
          <table:table-cell office:value-type="float" office:value="41974" table:style-name="ce11">
            <text:p>41,974</text:p>
          </table:table-cell>
          <table:table-cell office:value-type="float" office:value="21536" table:style-name="ce11">
            <text:p>21,536</text:p>
          </table:table-cell>
          <table:table-cell office:value-type="float" office:value="20438" table:style-name="ce10">
            <text:p>20,4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1" table:style-name="ce52">
            <text:p>5,291</text:p>
          </table:table-cell>
          <table:table-cell office:value-type="float" office:value="14341" table:style-name="ce11">
            <text:p>14,341</text:p>
          </table:table-cell>
          <table:table-cell office:value-type="float" office:value="7555" table:style-name="ce11">
            <text:p>7,555</text:p>
          </table:table-cell>
          <table:table-cell office:value-type="float" office:value="6786" table:style-name="ce10">
            <text:p>6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212" table:style-name="ce52">
            <text:p>8,212</text:p>
          </table:table-cell>
          <table:table-cell office:value-type="float" office:value="26364" table:style-name="ce11">
            <text:p>26,364</text:p>
          </table:table-cell>
          <table:table-cell office:value-type="float" office:value="13604" table:style-name="ce11">
            <text:p>13,604</text:p>
          </table:table-cell>
          <table:table-cell office:value-type="float" office:value="12760" table:style-name="ce10">
            <text:p>12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93" table:style-name="ce52">
            <text:p>9,193</text:p>
          </table:table-cell>
          <table:table-cell office:value-type="float" office:value="29651" table:style-name="ce11">
            <text:p>29,651</text:p>
          </table:table-cell>
          <table:table-cell office:value-type="float" office:value="15301" table:style-name="ce11">
            <text:p>15,301</text:p>
          </table:table-cell>
          <table:table-cell office:value-type="float" office:value="14350" table:style-name="ce10">
            <text:p>14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8" table:style-name="ce52">
            <text:p>10,128</text:p>
          </table:table-cell>
          <table:table-cell office:value-type="float" office:value="32069" table:style-name="ce11">
            <text:p>32,069</text:p>
          </table:table-cell>
          <table:table-cell office:value-type="float" office:value="16926" table:style-name="ce11">
            <text:p>16,926</text:p>
          </table:table-cell>
          <table:table-cell office:value-type="float" office:value="15143" table:style-name="ce10">
            <text:p>15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37" table:style-name="ce52">
            <text:p>5,137</text:p>
          </table:table-cell>
          <table:table-cell office:value-type="float" office:value="15696" table:style-name="ce11">
            <text:p>15,696</text:p>
          </table:table-cell>
          <table:table-cell office:value-type="float" office:value="8474" table:style-name="ce11">
            <text:p>8,474</text:p>
          </table:table-cell>
          <table:table-cell office:value-type="float" office:value="7222" table:style-name="ce10">
            <text:p>7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76" table:style-name="ce52">
            <text:p>4,576</text:p>
          </table:table-cell>
          <table:table-cell office:value-type="float" office:value="14573" table:style-name="ce11">
            <text:p>14,573</text:p>
          </table:table-cell>
          <table:table-cell office:value-type="float" office:value="7615" table:style-name="ce11">
            <text:p>7,615</text:p>
          </table:table-cell>
          <table:table-cell office:value-type="float" office:value="6958" table:style-name="ce10">
            <text:p>6,95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100" table:style-name="ce53">
            <text:p>9,100</text:p>
          </table:table-cell>
          <table:table-cell office:value-type="float" office:value="28906" table:style-name="ce18">
            <text:p>28,906</text:p>
          </table:table-cell>
          <table:table-cell office:value-type="float" office:value="15046" table:style-name="ce18">
            <text:p>15,046</text:p>
          </table:table-cell>
          <table:table-cell office:value-type="float" office:value="13860" table:style-name="ce17">
            <text:p>13,86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771" table:style-name="ce71">
            <text:p>179,771</text:p>
          </table:table-cell>
          <table:table-cell office:value-type="float" office:value="484422" table:style-name="ce79">
            <text:p>484,422</text:p>
          </table:table-cell>
          <table:table-cell office:value-type="float" office:value="247404" table:style-name="ce79">
            <text:p>247,404</text:p>
          </table:table-cell>
          <table:table-cell office:value-type="float" office:value="237018" table:style-name="ce73">
            <text:p>237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661" table:style-name="ce52">
            <text:p>35,661</text:p>
          </table:table-cell>
          <table:table-cell office:value-type="float" office:value="98202" table:style-name="ce11">
            <text:p>98,202</text:p>
          </table:table-cell>
          <table:table-cell office:value-type="float" office:value="49009" table:style-name="ce11">
            <text:p>49,009</text:p>
          </table:table-cell>
          <table:table-cell office:value-type="float" office:value="49193" table:style-name="ce10">
            <text:p>49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86" table:style-name="ce52">
            <text:p>29,086</text:p>
          </table:table-cell>
          <table:table-cell office:value-type="float" office:value="78017" table:style-name="ce11">
            <text:p>78,017</text:p>
          </table:table-cell>
          <table:table-cell office:value-type="float" office:value="38677" table:style-name="ce11">
            <text:p>38,677</text:p>
          </table:table-cell>
          <table:table-cell office:value-type="float" office:value="39340" table:style-name="ce10">
            <text:p>39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314" table:style-name="ce52">
            <text:p>34,314</text:p>
          </table:table-cell>
          <table:table-cell office:value-type="float" office:value="96924" table:style-name="ce11">
            <text:p>96,924</text:p>
          </table:table-cell>
          <table:table-cell office:value-type="float" office:value="48745" table:style-name="ce11">
            <text:p>48,745</text:p>
          </table:table-cell>
          <table:table-cell office:value-type="float" office:value="48179" table:style-name="ce10">
            <text:p>48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92" table:style-name="ce52">
            <text:p>20,292</text:p>
          </table:table-cell>
          <table:table-cell office:value-type="float" office:value="52530" table:style-name="ce11">
            <text:p>52,530</text:p>
          </table:table-cell>
          <table:table-cell office:value-type="float" office:value="26804" table:style-name="ce11">
            <text:p>26,804</text:p>
          </table:table-cell>
          <table:table-cell office:value-type="float" office:value="25726" table:style-name="ce10">
            <text:p>25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17" table:style-name="ce52">
            <text:p>4,217</text:p>
          </table:table-cell>
          <table:table-cell office:value-type="float" office:value="10200" table:style-name="ce11">
            <text:p>10,200</text:p>
          </table:table-cell>
          <table:table-cell office:value-type="float" office:value="5343" table:style-name="ce11">
            <text:p>5,343</text:p>
          </table:table-cell>
          <table:table-cell office:value-type="float" office:value="4857" table:style-name="ce10">
            <text:p>4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1" table:style-name="ce52">
            <text:p>12,621</text:p>
          </table:table-cell>
          <table:table-cell office:value-type="float" office:value="36854" table:style-name="ce11">
            <text:p>36,854</text:p>
          </table:table-cell>
          <table:table-cell office:value-type="float" office:value="19432" table:style-name="ce11">
            <text:p>19,432</text:p>
          </table:table-cell>
          <table:table-cell office:value-type="float" office:value="17422" table:style-name="ce10">
            <text:p>17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37" table:style-name="ce52">
            <text:p>7,937</text:p>
          </table:table-cell>
          <table:table-cell office:value-type="float" office:value="16811" table:style-name="ce11">
            <text:p>16,811</text:p>
          </table:table-cell>
          <table:table-cell office:value-type="float" office:value="8969" table:style-name="ce11">
            <text:p>8,969</text:p>
          </table:table-cell>
          <table:table-cell office:value-type="float" office:value="7842" table:style-name="ce10">
            <text:p>7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67" table:style-name="ce52">
            <text:p>5,567</text:p>
          </table:table-cell>
          <table:table-cell office:value-type="float" office:value="14019" table:style-name="ce11">
            <text:p>14,019</text:p>
          </table:table-cell>
          <table:table-cell office:value-type="float" office:value="7677" table:style-name="ce11">
            <text:p>7,677</text:p>
          </table:table-cell>
          <table:table-cell office:value-type="float" office:value="6342" table:style-name="ce10">
            <text:p>6,3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23" table:style-name="ce52">
            <text:p>5,723</text:p>
          </table:table-cell>
          <table:table-cell office:value-type="float" office:value="15152" table:style-name="ce11">
            <text:p>15,152</text:p>
          </table:table-cell>
          <table:table-cell office:value-type="float" office:value="8013" table:style-name="ce11">
            <text:p>8,013</text:p>
          </table:table-cell>
          <table:table-cell office:value-type="float" office:value="7139" table:style-name="ce10">
            <text:p>7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28" table:style-name="ce52">
            <text:p>7,128</text:p>
          </table:table-cell>
          <table:table-cell office:value-type="float" office:value="17516" table:style-name="ce11">
            <text:p>17,516</text:p>
          </table:table-cell>
          <table:table-cell office:value-type="float" office:value="9455" table:style-name="ce11">
            <text:p>9,455</text:p>
          </table:table-cell>
          <table:table-cell office:value-type="float" office:value="8061" table:style-name="ce10">
            <text:p>8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62" table:style-name="ce52">
            <text:p>7,062</text:p>
          </table:table-cell>
          <table:table-cell office:value-type="float" office:value="16627" table:style-name="ce11">
            <text:p>16,627</text:p>
          </table:table-cell>
          <table:table-cell office:value-type="float" office:value="8743" table:style-name="ce11">
            <text:p>8,743</text:p>
          </table:table-cell>
          <table:table-cell office:value-type="float" office:value="7884" table:style-name="ce10">
            <text:p>7,8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302" table:style-name="ce52">
            <text:p>5,302</text:p>
          </table:table-cell>
          <table:table-cell office:value-type="float" office:value="15767" table:style-name="ce11">
            <text:p>15,767</text:p>
          </table:table-cell>
          <table:table-cell office:value-type="float" office:value="8420" table:style-name="ce11">
            <text:p>8,420</text:p>
          </table:table-cell>
          <table:table-cell office:value-type="float" office:value="7347" table:style-name="ce10">
            <text:p>7,34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1" table:style-name="ce53">
            <text:p>4,861</text:p>
          </table:table-cell>
          <table:table-cell office:value-type="float" office:value="15803" table:style-name="ce18">
            <text:p>15,803</text:p>
          </table:table-cell>
          <table:table-cell office:value-type="float" office:value="8117" table:style-name="ce18">
            <text:p>8,117</text:p>
          </table:table-cell>
          <table:table-cell office:value-type="float" office:value="7686" table:style-name="ce17">
            <text:p>7,68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713" table:style-name="ce71">
            <text:p>244,713</text:p>
          </table:table-cell>
          <table:table-cell office:value-type="float" office:value="669354" table:style-name="ce79">
            <text:p>669,354</text:p>
          </table:table-cell>
          <table:table-cell office:value-type="float" office:value="345903" table:style-name="ce79">
            <text:p>345,903</text:p>
          </table:table-cell>
          <table:table-cell office:value-type="float" office:value="323451" table:style-name="ce73">
            <text:p>323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825" table:style-name="ce52">
            <text:p>39,825</text:p>
          </table:table-cell>
          <table:table-cell office:value-type="float" office:value="108057" table:style-name="ce11">
            <text:p>108,057</text:p>
          </table:table-cell>
          <table:table-cell office:value-type="float" office:value="53516" table:style-name="ce11">
            <text:p>53,516</text:p>
          </table:table-cell>
          <table:table-cell office:value-type="float" office:value="54541" table:style-name="ce10">
            <text:p>54,5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96" table:style-name="ce52">
            <text:p>16,196</text:p>
          </table:table-cell>
          <table:table-cell office:value-type="float" office:value="43532" table:style-name="ce11">
            <text:p>43,532</text:p>
          </table:table-cell>
          <table:table-cell office:value-type="float" office:value="22063" table:style-name="ce11">
            <text:p>22,063</text:p>
          </table:table-cell>
          <table:table-cell office:value-type="float" office:value="21469" table:style-name="ce10">
            <text:p>21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198" table:style-name="ce52">
            <text:p>26,198</text:p>
          </table:table-cell>
          <table:table-cell office:value-type="float" office:value="70596" table:style-name="ce11">
            <text:p>70,596</text:p>
          </table:table-cell>
          <table:table-cell office:value-type="float" office:value="35600" table:style-name="ce11">
            <text:p>35,600</text:p>
          </table:table-cell>
          <table:table-cell office:value-type="float" office:value="34996" table:style-name="ce10">
            <text:p>34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141" table:style-name="ce52">
            <text:p>15,141</text:p>
          </table:table-cell>
          <table:table-cell office:value-type="float" office:value="44989" table:style-name="ce11">
            <text:p>44,989</text:p>
          </table:table-cell>
          <table:table-cell office:value-type="float" office:value="22609" table:style-name="ce11">
            <text:p>22,609</text:p>
          </table:table-cell>
          <table:table-cell office:value-type="float" office:value="22380" table:style-name="ce10">
            <text:p>22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78" table:style-name="ce52">
            <text:p>9,578</text:p>
          </table:table-cell>
          <table:table-cell office:value-type="float" office:value="27898" table:style-name="ce11">
            <text:p>27,898</text:p>
          </table:table-cell>
          <table:table-cell office:value-type="float" office:value="14569" table:style-name="ce11">
            <text:p>14,569</text:p>
          </table:table-cell>
          <table:table-cell office:value-type="float" office:value="13329" table:style-name="ce10">
            <text:p>13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83" table:style-name="ce52">
            <text:p>16,083</text:p>
          </table:table-cell>
          <table:table-cell office:value-type="float" office:value="38366" table:style-name="ce11">
            <text:p>38,366</text:p>
          </table:table-cell>
          <table:table-cell office:value-type="float" office:value="19819" table:style-name="ce11">
            <text:p>19,819</text:p>
          </table:table-cell>
          <table:table-cell office:value-type="float" office:value="18547" table:style-name="ce10">
            <text:p>18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03" table:style-name="ce52">
            <text:p>11,303</text:p>
          </table:table-cell>
          <table:table-cell office:value-type="float" office:value="30372" table:style-name="ce11">
            <text:p>30,372</text:p>
          </table:table-cell>
          <table:table-cell office:value-type="float" office:value="15979" table:style-name="ce11">
            <text:p>15,979</text:p>
          </table:table-cell>
          <table:table-cell office:value-type="float" office:value="14393" table:style-name="ce10">
            <text:p>14,3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92" table:style-name="ce52">
            <text:p>6,692</text:p>
          </table:table-cell>
          <table:table-cell office:value-type="float" office:value="18423" table:style-name="ce11">
            <text:p>18,423</text:p>
          </table:table-cell>
          <table:table-cell office:value-type="float" office:value="9759" table:style-name="ce11">
            <text:p>9,759</text:p>
          </table:table-cell>
          <table:table-cell office:value-type="float" office:value="8664" table:style-name="ce10">
            <text:p>8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55" table:style-name="ce52">
            <text:p>9,455</text:p>
          </table:table-cell>
          <table:table-cell office:value-type="float" office:value="27931" table:style-name="ce11">
            <text:p>27,931</text:p>
          </table:table-cell>
          <table:table-cell office:value-type="float" office:value="14603" table:style-name="ce11">
            <text:p>14,603</text:p>
          </table:table-cell>
          <table:table-cell office:value-type="float" office:value="13328" table:style-name="ce10">
            <text:p>13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37" table:style-name="ce52">
            <text:p>6,037</text:p>
          </table:table-cell>
          <table:table-cell office:value-type="float" office:value="17092" table:style-name="ce11">
            <text:p>17,092</text:p>
          </table:table-cell>
          <table:table-cell office:value-type="float" office:value="8927" table:style-name="ce11">
            <text:p>8,927</text:p>
          </table:table-cell>
          <table:table-cell office:value-type="float" office:value="8165" table:style-name="ce10">
            <text:p>8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65" table:style-name="ce52">
            <text:p>8,965</text:p>
          </table:table-cell>
          <table:table-cell office:value-type="float" office:value="25596" table:style-name="ce11">
            <text:p>25,596</text:p>
          </table:table-cell>
          <table:table-cell office:value-type="float" office:value="13685" table:style-name="ce11">
            <text:p>13,685</text:p>
          </table:table-cell>
          <table:table-cell office:value-type="float" office:value="11911" table:style-name="ce10">
            <text:p>11,9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54" table:style-name="ce52">
            <text:p>8,654</text:p>
          </table:table-cell>
          <table:table-cell office:value-type="float" office:value="23536" table:style-name="ce11">
            <text:p>23,536</text:p>
          </table:table-cell>
          <table:table-cell office:value-type="float" office:value="12401" table:style-name="ce11">
            <text:p>12,401</text:p>
          </table:table-cell>
          <table:table-cell office:value-type="float" office:value="11135" table:style-name="ce10">
            <text:p>11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326" table:style-name="ce52">
            <text:p>15,326</text:p>
          </table:table-cell>
          <table:table-cell office:value-type="float" office:value="48726" table:style-name="ce11">
            <text:p>48,726</text:p>
          </table:table-cell>
          <table:table-cell office:value-type="float" office:value="24161" table:style-name="ce11">
            <text:p>24,161</text:p>
          </table:table-cell>
          <table:table-cell office:value-type="float" office:value="24565" table:style-name="ce10">
            <text:p>24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2" table:style-name="ce52">
            <text:p>5,742</text:p>
          </table:table-cell>
          <table:table-cell office:value-type="float" office:value="13826" table:style-name="ce11">
            <text:p>13,826</text:p>
          </table:table-cell>
          <table:table-cell office:value-type="float" office:value="7652" table:style-name="ce11">
            <text:p>7,652</text:p>
          </table:table-cell>
          <table:table-cell office:value-type="float" office:value="6174" table:style-name="ce10">
            <text:p>6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7" table:style-name="ce52">
            <text:p>4,437</text:p>
          </table:table-cell>
          <table:table-cell office:value-type="float" office:value="12251" table:style-name="ce11">
            <text:p>12,251</text:p>
          </table:table-cell>
          <table:table-cell office:value-type="float" office:value="6573" table:style-name="ce11">
            <text:p>6,573</text:p>
          </table:table-cell>
          <table:table-cell office:value-type="float" office:value="5678" table:style-name="ce10">
            <text:p>5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482" table:style-name="ce52">
            <text:p>8,482</text:p>
          </table:table-cell>
          <table:table-cell office:value-type="float" office:value="22514" table:style-name="ce11">
            <text:p>22,514</text:p>
          </table:table-cell>
          <table:table-cell office:value-type="float" office:value="12053" table:style-name="ce11">
            <text:p>12,053</text:p>
          </table:table-cell>
          <table:table-cell office:value-type="float" office:value="10461" table:style-name="ce10">
            <text:p>10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093" table:style-name="ce52">
            <text:p>9,093</text:p>
          </table:table-cell>
          <table:table-cell office:value-type="float" office:value="24153" table:style-name="ce11">
            <text:p>24,153</text:p>
          </table:table-cell>
          <table:table-cell office:value-type="float" office:value="13218" table:style-name="ce11">
            <text:p>13,218</text:p>
          </table:table-cell>
          <table:table-cell office:value-type="float" office:value="10935" table:style-name="ce10">
            <text:p>10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599" table:style-name="ce52">
            <text:p>8,599</text:p>
          </table:table-cell>
          <table:table-cell office:value-type="float" office:value="21865" table:style-name="ce11">
            <text:p>21,865</text:p>
          </table:table-cell>
          <table:table-cell office:value-type="float" office:value="11939" table:style-name="ce11">
            <text:p>11,939</text:p>
          </table:table-cell>
          <table:table-cell office:value-type="float" office:value="9926" table:style-name="ce10">
            <text:p>9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27" table:style-name="ce52">
            <text:p>9,327</text:p>
          </table:table-cell>
          <table:table-cell office:value-type="float" office:value="25929" table:style-name="ce11">
            <text:p>25,929</text:p>
          </table:table-cell>
          <table:table-cell office:value-type="float" office:value="13815" table:style-name="ce11">
            <text:p>13,815</text:p>
          </table:table-cell>
          <table:table-cell office:value-type="float" office:value="12114" table:style-name="ce10">
            <text:p>12,11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580" table:style-name="ce53">
            <text:p>9,580</text:p>
          </table:table-cell>
          <table:table-cell office:value-type="float" office:value="23702" table:style-name="ce18">
            <text:p>23,702</text:p>
          </table:table-cell>
          <table:table-cell office:value-type="float" office:value="12962" table:style-name="ce18">
            <text:p>12,962</text:p>
          </table:table-cell>
          <table:table-cell office:value-type="float" office:value="10740" table:style-name="ce17">
            <text:p>10,74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5065" table:style-name="ce71">
            <text:p>185,065</text:p>
          </table:table-cell>
          <table:table-cell office:value-type="float" office:value="492676" table:style-name="ce79">
            <text:p>492,676</text:p>
          </table:table-cell>
          <table:table-cell office:value-type="float" office:value="255545" table:style-name="ce79">
            <text:p>255,545</text:p>
          </table:table-cell>
          <table:table-cell office:value-type="float" office:value="237131" table:style-name="ce73">
            <text:p>237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850" table:style-name="ce52">
            <text:p>13,850</text:p>
          </table:table-cell>
          <table:table-cell office:value-type="float" office:value="38557" table:style-name="ce11">
            <text:p>38,557</text:p>
          </table:table-cell>
          <table:table-cell office:value-type="float" office:value="19578" table:style-name="ce11">
            <text:p>19,578</text:p>
          </table:table-cell>
          <table:table-cell office:value-type="float" office:value="18979" table:style-name="ce10">
            <text:p>18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23" table:style-name="ce52">
            <text:p>15,923</text:p>
          </table:table-cell>
          <table:table-cell office:value-type="float" office:value="41179" table:style-name="ce11">
            <text:p>41,179</text:p>
          </table:table-cell>
          <table:table-cell office:value-type="float" office:value="20754" table:style-name="ce11">
            <text:p>20,754</text:p>
          </table:table-cell>
          <table:table-cell office:value-type="float" office:value="20425" table:style-name="ce10">
            <text:p>20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763" table:style-name="ce52">
            <text:p>9,763</text:p>
          </table:table-cell>
          <table:table-cell office:value-type="float" office:value="25476" table:style-name="ce11">
            <text:p>25,476</text:p>
          </table:table-cell>
          <table:table-cell office:value-type="float" office:value="12956" table:style-name="ce11">
            <text:p>12,956</text:p>
          </table:table-cell>
          <table:table-cell office:value-type="float" office:value="12520" table:style-name="ce10">
            <text:p>12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95" table:style-name="ce52">
            <text:p>11,495</text:p>
          </table:table-cell>
          <table:table-cell office:value-type="float" office:value="30056" table:style-name="ce11">
            <text:p>30,056</text:p>
          </table:table-cell>
          <table:table-cell office:value-type="float" office:value="15279" table:style-name="ce11">
            <text:p>15,279</text:p>
          </table:table-cell>
          <table:table-cell office:value-type="float" office:value="14777" table:style-name="ce10">
            <text:p>14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956" table:style-name="ce52">
            <text:p>25,956</text:p>
          </table:table-cell>
          <table:table-cell office:value-type="float" office:value="70603" table:style-name="ce11">
            <text:p>70,603</text:p>
          </table:table-cell>
          <table:table-cell office:value-type="float" office:value="36046" table:style-name="ce11">
            <text:p>36,046</text:p>
          </table:table-cell>
          <table:table-cell office:value-type="float" office:value="34557" table:style-name="ce10">
            <text:p>34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0" table:style-name="ce52">
            <text:p>5,270</text:p>
          </table:table-cell>
          <table:table-cell office:value-type="float" office:value="13728" table:style-name="ce11">
            <text:p>13,728</text:p>
          </table:table-cell>
          <table:table-cell office:value-type="float" office:value="7344" table:style-name="ce11">
            <text:p>7,344</text:p>
          </table:table-cell>
          <table:table-cell office:value-type="float" office:value="6384" table:style-name="ce10">
            <text:p>6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66" table:style-name="ce52">
            <text:p>10,866</text:p>
          </table:table-cell>
          <table:table-cell office:value-type="float" office:value="30684" table:style-name="ce11">
            <text:p>30,684</text:p>
          </table:table-cell>
          <table:table-cell office:value-type="float" office:value="16202" table:style-name="ce11">
            <text:p>16,202</text:p>
          </table:table-cell>
          <table:table-cell office:value-type="float" office:value="14482" table:style-name="ce10">
            <text:p>14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11" table:style-name="ce52">
            <text:p>8,711</text:p>
          </table:table-cell>
          <table:table-cell office:value-type="float" office:value="21748" table:style-name="ce11">
            <text:p>21,748</text:p>
          </table:table-cell>
          <table:table-cell office:value-type="float" office:value="11555" table:style-name="ce11">
            <text:p>11,555</text:p>
          </table:table-cell>
          <table:table-cell office:value-type="float" office:value="10193" table:style-name="ce10">
            <text:p>10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56" table:style-name="ce52">
            <text:p>9,056</text:p>
          </table:table-cell>
          <table:table-cell office:value-type="float" office:value="23434" table:style-name="ce11">
            <text:p>23,434</text:p>
          </table:table-cell>
          <table:table-cell office:value-type="float" office:value="12410" table:style-name="ce11">
            <text:p>12,410</text:p>
          </table:table-cell>
          <table:table-cell office:value-type="float" office:value="11024" table:style-name="ce10">
            <text:p>11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185" table:style-name="ce52">
            <text:p>7,185</text:p>
          </table:table-cell>
          <table:table-cell office:value-type="float" office:value="17199" table:style-name="ce11">
            <text:p>17,199</text:p>
          </table:table-cell>
          <table:table-cell office:value-type="float" office:value="8971" table:style-name="ce11">
            <text:p>8,971</text:p>
          </table:table-cell>
          <table:table-cell office:value-type="float" office:value="8228" table:style-name="ce10">
            <text:p>8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07" table:style-name="ce52">
            <text:p>5,707</text:p>
          </table:table-cell>
          <table:table-cell office:value-type="float" office:value="14623" table:style-name="ce11">
            <text:p>14,623</text:p>
          </table:table-cell>
          <table:table-cell office:value-type="float" office:value="7863" table:style-name="ce11">
            <text:p>7,863</text:p>
          </table:table-cell>
          <table:table-cell office:value-type="float" office:value="6760" table:style-name="ce10">
            <text:p>6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627" table:style-name="ce52">
            <text:p>18,627</text:p>
          </table:table-cell>
          <table:table-cell office:value-type="float" office:value="48475" table:style-name="ce11">
            <text:p>48,475</text:p>
          </table:table-cell>
          <table:table-cell office:value-type="float" office:value="25046" table:style-name="ce11">
            <text:p>25,046</text:p>
          </table:table-cell>
          <table:table-cell office:value-type="float" office:value="23429" table:style-name="ce10">
            <text:p>23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75" table:style-name="ce52">
            <text:p>16,175</text:p>
          </table:table-cell>
          <table:table-cell office:value-type="float" office:value="43543" table:style-name="ce11">
            <text:p>43,543</text:p>
          </table:table-cell>
          <table:table-cell office:value-type="float" office:value="22597" table:style-name="ce11">
            <text:p>22,597</text:p>
          </table:table-cell>
          <table:table-cell office:value-type="float" office:value="20946" table:style-name="ce10">
            <text:p>20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2" table:style-name="ce52">
            <text:p>11,702</text:p>
          </table:table-cell>
          <table:table-cell office:value-type="float" office:value="34134" table:style-name="ce11">
            <text:p>34,134</text:p>
          </table:table-cell>
          <table:table-cell office:value-type="float" office:value="18182" table:style-name="ce11">
            <text:p>18,182</text:p>
          </table:table-cell>
          <table:table-cell office:value-type="float" office:value="15952" table:style-name="ce10">
            <text:p>15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1" table:style-name="ce52">
            <text:p>6,741</text:p>
          </table:table-cell>
          <table:table-cell office:value-type="float" office:value="18296" table:style-name="ce11">
            <text:p>18,296</text:p>
          </table:table-cell>
          <table:table-cell office:value-type="float" office:value="9718" table:style-name="ce11">
            <text:p>9,718</text:p>
          </table:table-cell>
          <table:table-cell office:value-type="float" office:value="8578" table:style-name="ce10">
            <text:p>8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29" table:style-name="ce52">
            <text:p>4,229</text:p>
          </table:table-cell>
          <table:table-cell office:value-type="float" office:value="11013" table:style-name="ce11">
            <text:p>11,013</text:p>
          </table:table-cell>
          <table:table-cell office:value-type="float" office:value="5912" table:style-name="ce11">
            <text:p>5,912</text:p>
          </table:table-cell>
          <table:table-cell office:value-type="float" office:value="5101" table:style-name="ce10">
            <text:p>5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1" table:style-name="ce52">
            <text:p>1,931</text:p>
          </table:table-cell>
          <table:table-cell office:value-type="float" office:value="4527" table:style-name="ce11">
            <text:p>4,527</text:p>
          </table:table-cell>
          <table:table-cell office:value-type="float" office:value="2304" table:style-name="ce11">
            <text:p>2,304</text:p>
          </table:table-cell>
          <table:table-cell office:value-type="float" office:value="2223" table:style-name="ce10">
            <text:p>2,22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8" table:style-name="ce53">
            <text:p>1,878</text:p>
          </table:table-cell>
          <table:table-cell office:value-type="float" office:value="5401" table:style-name="ce18">
            <text:p>5,401</text:p>
          </table:table-cell>
          <table:table-cell office:value-type="float" office:value="2828" table:style-name="ce18">
            <text:p>2,828</text:p>
          </table:table-cell>
          <table:table-cell office:value-type="float" office:value="2573" table:style-name="ce17">
            <text:p>2,57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3326" table:style-name="ce71">
            <text:p>293,326</text:p>
          </table:table-cell>
          <table:table-cell office:value-type="float" office:value="803787" table:style-name="ce79">
            <text:p>803,787</text:p>
          </table:table-cell>
          <table:table-cell office:value-type="float" office:value="409144" table:style-name="ce79">
            <text:p>409,144</text:p>
          </table:table-cell>
          <table:table-cell office:value-type="float" office:value="394643" table:style-name="ce73">
            <text:p>394,6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404" table:style-name="ce52">
            <text:p>75,404</text:p>
          </table:table-cell>
          <table:table-cell office:value-type="float" office:value="195568" table:style-name="ce11">
            <text:p>195,568</text:p>
          </table:table-cell>
          <table:table-cell office:value-type="float" office:value="96251" table:style-name="ce11">
            <text:p>96,251</text:p>
          </table:table-cell>
          <table:table-cell office:value-type="float" office:value="99317" table:style-name="ce10">
            <text:p>99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381" table:style-name="ce52">
            <text:p>20,381</text:p>
          </table:table-cell>
          <table:table-cell office:value-type="float" office:value="53524" table:style-name="ce11">
            <text:p>53,524</text:p>
          </table:table-cell>
          <table:table-cell office:value-type="float" office:value="26561" table:style-name="ce11">
            <text:p>26,561</text:p>
          </table:table-cell>
          <table:table-cell office:value-type="float" office:value="26963" table:style-name="ce10">
            <text:p>26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287" table:style-name="ce52">
            <text:p>17,287</text:p>
          </table:table-cell>
          <table:table-cell office:value-type="float" office:value="46265" table:style-name="ce11">
            <text:p>46,265</text:p>
          </table:table-cell>
          <table:table-cell office:value-type="float" office:value="23309" table:style-name="ce11">
            <text:p>23,309</text:p>
          </table:table-cell>
          <table:table-cell office:value-type="float" office:value="22956" table:style-name="ce10">
            <text:p>22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47" table:style-name="ce52">
            <text:p>11,947</text:p>
          </table:table-cell>
          <table:table-cell office:value-type="float" office:value="30099" table:style-name="ce11">
            <text:p>30,099</text:p>
          </table:table-cell>
          <table:table-cell office:value-type="float" office:value="15390" table:style-name="ce11">
            <text:p>15,390</text:p>
          </table:table-cell>
          <table:table-cell office:value-type="float" office:value="14709" table:style-name="ce10">
            <text:p>14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699" table:style-name="ce52">
            <text:p>15,699</text:p>
          </table:table-cell>
          <table:table-cell office:value-type="float" office:value="49649" table:style-name="ce11">
            <text:p>49,649</text:p>
          </table:table-cell>
          <table:table-cell office:value-type="float" office:value="25726" table:style-name="ce11">
            <text:p>25,726</text:p>
          </table:table-cell>
          <table:table-cell office:value-type="float" office:value="23923" table:style-name="ce10">
            <text:p>23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512" table:style-name="ce52">
            <text:p>10,512</text:p>
          </table:table-cell>
          <table:table-cell office:value-type="float" office:value="29296" table:style-name="ce11">
            <text:p>29,296</text:p>
          </table:table-cell>
          <table:table-cell office:value-type="float" office:value="15158" table:style-name="ce11">
            <text:p>15,158</text:p>
          </table:table-cell>
          <table:table-cell office:value-type="float" office:value="14138" table:style-name="ce10">
            <text:p>14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22" table:style-name="ce52">
            <text:p>3,922</text:p>
          </table:table-cell>
          <table:table-cell office:value-type="float" office:value="10632" table:style-name="ce11">
            <text:p>10,632</text:p>
          </table:table-cell>
          <table:table-cell office:value-type="float" office:value="5486" table:style-name="ce11">
            <text:p>5,486</text:p>
          </table:table-cell>
          <table:table-cell office:value-type="float" office:value="5146" table:style-name="ce10">
            <text:p>5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60" table:style-name="ce52">
            <text:p>7,360</text:p>
          </table:table-cell>
          <table:table-cell office:value-type="float" office:value="21695" table:style-name="ce11">
            <text:p>21,695</text:p>
          </table:table-cell>
          <table:table-cell office:value-type="float" office:value="11118" table:style-name="ce11">
            <text:p>11,118</text:p>
          </table:table-cell>
          <table:table-cell office:value-type="float" office:value="10577" table:style-name="ce10">
            <text:p>10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424" table:style-name="ce52">
            <text:p>8,424</text:p>
          </table:table-cell>
          <table:table-cell office:value-type="float" office:value="25726" table:style-name="ce11">
            <text:p>25,726</text:p>
          </table:table-cell>
          <table:table-cell office:value-type="float" office:value="13066" table:style-name="ce11">
            <text:p>13,066</text:p>
          </table:table-cell>
          <table:table-cell office:value-type="float" office:value="12660" table:style-name="ce10">
            <text:p>12,6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77" table:style-name="ce52">
            <text:p>7,977</text:p>
          </table:table-cell>
          <table:table-cell office:value-type="float" office:value="24543" table:style-name="ce11">
            <text:p>24,543</text:p>
          </table:table-cell>
          <table:table-cell office:value-type="float" office:value="12721" table:style-name="ce11">
            <text:p>12,721</text:p>
          </table:table-cell>
          <table:table-cell office:value-type="float" office:value="11822" table:style-name="ce10">
            <text:p>11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72" table:style-name="ce52">
            <text:p>9,172</text:p>
          </table:table-cell>
          <table:table-cell office:value-type="float" office:value="23407" table:style-name="ce11">
            <text:p>23,407</text:p>
          </table:table-cell>
          <table:table-cell office:value-type="float" office:value="12419" table:style-name="ce11">
            <text:p>12,419</text:p>
          </table:table-cell>
          <table:table-cell office:value-type="float" office:value="10988" table:style-name="ce10">
            <text:p>10,9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624" table:style-name="ce52">
            <text:p>6,624</text:p>
          </table:table-cell>
          <table:table-cell office:value-type="float" office:value="19870" table:style-name="ce11">
            <text:p>19,870</text:p>
          </table:table-cell>
          <table:table-cell office:value-type="float" office:value="10344" table:style-name="ce11">
            <text:p>10,344</text:p>
          </table:table-cell>
          <table:table-cell office:value-type="float" office:value="9526" table:style-name="ce10">
            <text:p>9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217" table:style-name="ce52">
            <text:p>19,217</text:p>
          </table:table-cell>
          <table:table-cell office:value-type="float" office:value="52507" table:style-name="ce11">
            <text:p>52,507</text:p>
          </table:table-cell>
          <table:table-cell office:value-type="float" office:value="26981" table:style-name="ce11">
            <text:p>26,981</text:p>
          </table:table-cell>
          <table:table-cell office:value-type="float" office:value="25526" table:style-name="ce10">
            <text:p>25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87" table:style-name="ce52">
            <text:p>5,687</text:p>
          </table:table-cell>
          <table:table-cell office:value-type="float" office:value="16295" table:style-name="ce11">
            <text:p>16,295</text:p>
          </table:table-cell>
          <table:table-cell office:value-type="float" office:value="8647" table:style-name="ce11">
            <text:p>8,647</text:p>
          </table:table-cell>
          <table:table-cell office:value-type="float" office:value="7648" table:style-name="ce10">
            <text:p>7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3" table:style-name="ce52">
            <text:p>3,423</text:p>
          </table:table-cell>
          <table:table-cell office:value-type="float" office:value="9451" table:style-name="ce11">
            <text:p>9,451</text:p>
          </table:table-cell>
          <table:table-cell office:value-type="float" office:value="5029" table:style-name="ce11">
            <text:p>5,029</text:p>
          </table:table-cell>
          <table:table-cell office:value-type="float" office:value="4422" table:style-name="ce10">
            <text:p>4,4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70" table:style-name="ce52">
            <text:p>8,670</text:p>
          </table:table-cell>
          <table:table-cell office:value-type="float" office:value="23211" table:style-name="ce11">
            <text:p>23,211</text:p>
          </table:table-cell>
          <table:table-cell office:value-type="float" office:value="12103" table:style-name="ce11">
            <text:p>12,103</text:p>
          </table:table-cell>
          <table:table-cell office:value-type="float" office:value="11108" table:style-name="ce10">
            <text:p>11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22" table:style-name="ce52">
            <text:p>11,922</text:p>
          </table:table-cell>
          <table:table-cell office:value-type="float" office:value="33462" table:style-name="ce11">
            <text:p>33,462</text:p>
          </table:table-cell>
          <table:table-cell office:value-type="float" office:value="17351" table:style-name="ce11">
            <text:p>17,351</text:p>
          </table:table-cell>
          <table:table-cell office:value-type="float" office:value="16111" table:style-name="ce10">
            <text:p>16,1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68" table:style-name="ce52">
            <text:p>4,568</text:p>
          </table:table-cell>
          <table:table-cell office:value-type="float" office:value="15271" table:style-name="ce11">
            <text:p>15,271</text:p>
          </table:table-cell>
          <table:table-cell office:value-type="float" office:value="7689" table:style-name="ce11">
            <text:p>7,689</text:p>
          </table:table-cell>
          <table:table-cell office:value-type="float" office:value="7582" table:style-name="ce10">
            <text:p>7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55" table:style-name="ce52">
            <text:p>6,655</text:p>
          </table:table-cell>
          <table:table-cell office:value-type="float" office:value="17009" table:style-name="ce11">
            <text:p>17,009</text:p>
          </table:table-cell>
          <table:table-cell office:value-type="float" office:value="8670" table:style-name="ce11">
            <text:p>8,670</text:p>
          </table:table-cell>
          <table:table-cell office:value-type="float" office:value="8339" table:style-name="ce10">
            <text:p>8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95" table:style-name="ce52">
            <text:p>3,795</text:p>
          </table:table-cell>
          <table:table-cell office:value-type="float" office:value="10124" table:style-name="ce11">
            <text:p>10,124</text:p>
          </table:table-cell>
          <table:table-cell office:value-type="float" office:value="5172" table:style-name="ce11">
            <text:p>5,172</text:p>
          </table:table-cell>
          <table:table-cell office:value-type="float" office:value="4952" table:style-name="ce10">
            <text:p>4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4" table:style-name="ce52">
            <text:p>6,984</text:p>
          </table:table-cell>
          <table:table-cell office:value-type="float" office:value="18295" table:style-name="ce11">
            <text:p>18,295</text:p>
          </table:table-cell>
          <table:table-cell office:value-type="float" office:value="9442" table:style-name="ce11">
            <text:p>9,442</text:p>
          </table:table-cell>
          <table:table-cell office:value-type="float" office:value="8853" table:style-name="ce10">
            <text:p>8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736" table:style-name="ce52">
            <text:p>4,736</text:p>
          </table:table-cell>
          <table:table-cell office:value-type="float" office:value="12100" table:style-name="ce11">
            <text:p>12,100</text:p>
          </table:table-cell>
          <table:table-cell office:value-type="float" office:value="6597" table:style-name="ce11">
            <text:p>6,597</text:p>
          </table:table-cell>
          <table:table-cell office:value-type="float" office:value="5503" table:style-name="ce10">
            <text:p>5,5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519" table:style-name="ce52">
            <text:p>3,519</text:p>
          </table:table-cell>
          <table:table-cell office:value-type="float" office:value="8180" table:style-name="ce11">
            <text:p>8,180</text:p>
          </table:table-cell>
          <table:table-cell office:value-type="float" office:value="4357" table:style-name="ce11">
            <text:p>4,357</text:p>
          </table:table-cell>
          <table:table-cell office:value-type="float" office:value="3823" table:style-name="ce10">
            <text:p>3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9" table:style-name="ce52">
            <text:p>3,019</text:p>
          </table:table-cell>
          <table:table-cell office:value-type="float" office:value="7346" table:style-name="ce11">
            <text:p>7,346</text:p>
          </table:table-cell>
          <table:table-cell office:value-type="float" office:value="3988" table:style-name="ce11">
            <text:p>3,988</text:p>
          </table:table-cell>
          <table:table-cell office:value-type="float" office:value="3358" table:style-name="ce10">
            <text:p>3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36" table:style-name="ce52">
            <text:p>2,036</text:p>
          </table:table-cell>
          <table:table-cell office:value-type="float" office:value="5150" table:style-name="ce11">
            <text:p>5,150</text:p>
          </table:table-cell>
          <table:table-cell office:value-type="float" office:value="2703" table:style-name="ce11">
            <text:p>2,703</text:p>
          </table:table-cell>
          <table:table-cell office:value-type="float" office:value="2447" table:style-name="ce10">
            <text:p>2,4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90" table:style-name="ce52">
            <text:p>2,390</text:p>
          </table:table-cell>
          <table:table-cell office:value-type="float" office:value="7716" table:style-name="ce11">
            <text:p>7,716</text:p>
          </table:table-cell>
          <table:table-cell office:value-type="float" office:value="3884" table:style-name="ce11">
            <text:p>3,884</text:p>
          </table:table-cell>
          <table:table-cell office:value-type="float" office:value="3832" table:style-name="ce10">
            <text:p>3,8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95" table:style-name="ce52">
            <text:p>1,095</text:p>
          </table:table-cell>
          <table:table-cell office:value-type="float" office:value="3268" table:style-name="ce11">
            <text:p>3,268</text:p>
          </table:table-cell>
          <table:table-cell office:value-type="float" office:value="1676" table:style-name="ce11">
            <text:p>1,676</text:p>
          </table:table-cell>
          <table:table-cell office:value-type="float" office:value="1592" table:style-name="ce10">
            <text:p>1,5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99" table:style-name="ce52">
            <text:p>2,099</text:p>
          </table:table-cell>
          <table:table-cell office:value-type="float" office:value="6715" table:style-name="ce11">
            <text:p>6,715</text:p>
          </table:table-cell>
          <table:table-cell office:value-type="float" office:value="3395" table:style-name="ce11">
            <text:p>3,395</text:p>
          </table:table-cell>
          <table:table-cell office:value-type="float" office:value="3320" table:style-name="ce10">
            <text:p>3,3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27" table:style-name="ce52">
            <text:p>1,427</text:p>
          </table:table-cell>
          <table:table-cell office:value-type="float" office:value="5359" table:style-name="ce11">
            <text:p>5,359</text:p>
          </table:table-cell>
          <table:table-cell office:value-type="float" office:value="2777" table:style-name="ce11">
            <text:p>2,777</text:p>
          </table:table-cell>
          <table:table-cell office:value-type="float" office:value="2582" table:style-name="ce10">
            <text:p>2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72" table:style-name="ce52">
            <text:p>2,272</text:p>
          </table:table-cell>
          <table:table-cell office:value-type="float" office:value="7405" table:style-name="ce11">
            <text:p>7,405</text:p>
          </table:table-cell>
          <table:table-cell office:value-type="float" office:value="3714" table:style-name="ce11">
            <text:p>3,714</text:p>
          </table:table-cell>
          <table:table-cell office:value-type="float" office:value="3691" table:style-name="ce10">
            <text:p>3,6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50" table:style-name="ce52">
            <text:p>1,450</text:p>
          </table:table-cell>
          <table:table-cell office:value-type="float" office:value="4928" table:style-name="ce11">
            <text:p>4,928</text:p>
          </table:table-cell>
          <table:table-cell office:value-type="float" office:value="2497" table:style-name="ce11">
            <text:p>2,497</text:p>
          </table:table-cell>
          <table:table-cell office:value-type="float" office:value="2431" table:style-name="ce10">
            <text:p>2,4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30" table:style-name="ce52">
            <text:p>1,630</text:p>
          </table:table-cell>
          <table:table-cell office:value-type="float" office:value="4883" table:style-name="ce11">
            <text:p>4,883</text:p>
          </table:table-cell>
          <table:table-cell office:value-type="float" office:value="2510" table:style-name="ce11">
            <text:p>2,510</text:p>
          </table:table-cell>
          <table:table-cell office:value-type="float" office:value="2373" table:style-name="ce10">
            <text:p>2,37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2023" table:style-name="ce53">
            <text:p>2,023</text:p>
          </table:table-cell>
          <table:table-cell office:value-type="float" office:value="4838" table:style-name="ce18">
            <text:p>4,838</text:p>
          </table:table-cell>
          <table:table-cell office:value-type="float" office:value="2413" table:style-name="ce18">
            <text:p>2,413</text:p>
          </table:table-cell>
          <table:table-cell office:value-type="float" office:value="2425" table:style-name="ce17">
            <text:p>2,425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4026" table:style-name="ce71">
            <text:p>84,026</text:p>
          </table:table-cell>
          <table:table-cell office:value-type="float" office:value="213296" table:style-name="ce79">
            <text:p>213,296</text:p>
          </table:table-cell>
          <table:table-cell office:value-type="float" office:value="109391" table:style-name="ce79">
            <text:p>109,391</text:p>
          </table:table-cell>
          <table:table-cell office:value-type="float" office:value="103905" table:style-name="ce73">
            <text:p>103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581" table:style-name="ce52">
            <text:p>40,581</text:p>
          </table:table-cell>
          <table:table-cell office:value-type="float" office:value="103872" table:style-name="ce11">
            <text:p>103,872</text:p>
          </table:table-cell>
          <table:table-cell office:value-type="float" office:value="51655" table:style-name="ce11">
            <text:p>51,655</text:p>
          </table:table-cell>
          <table:table-cell office:value-type="float" office:value="52217" table:style-name="ce10">
            <text:p>52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50" table:style-name="ce52">
            <text:p>5,350</text:p>
          </table:table-cell>
          <table:table-cell office:value-type="float" office:value="13316" table:style-name="ce11">
            <text:p>13,316</text:p>
          </table:table-cell>
          <table:table-cell office:value-type="float" office:value="6995" table:style-name="ce11">
            <text:p>6,995</text:p>
          </table:table-cell>
          <table:table-cell office:value-type="float" office:value="6321" table:style-name="ce10">
            <text:p>6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5" table:style-name="ce52">
            <text:p>3,185</text:p>
          </table:table-cell>
          <table:table-cell office:value-type="float" office:value="8257" table:style-name="ce11">
            <text:p>8,257</text:p>
          </table:table-cell>
          <table:table-cell office:value-type="float" office:value="4256" table:style-name="ce11">
            <text:p>4,256</text:p>
          </table:table-cell>
          <table:table-cell office:value-type="float" office:value="4001" table:style-name="ce10">
            <text:p>4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76" table:style-name="ce52">
            <text:p>6,876</text:p>
          </table:table-cell>
          <table:table-cell office:value-type="float" office:value="16833" table:style-name="ce11">
            <text:p>16,833</text:p>
          </table:table-cell>
          <table:table-cell office:value-type="float" office:value="8832" table:style-name="ce11">
            <text:p>8,832</text:p>
          </table:table-cell>
          <table:table-cell office:value-type="float" office:value="8001" table:style-name="ce10">
            <text:p>8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73" table:style-name="ce52">
            <text:p>2,473</text:p>
          </table:table-cell>
          <table:table-cell office:value-type="float" office:value="5626" table:style-name="ce11">
            <text:p>5,626</text:p>
          </table:table-cell>
          <table:table-cell office:value-type="float" office:value="2932" table:style-name="ce11">
            <text:p>2,932</text:p>
          </table:table-cell>
          <table:table-cell office:value-type="float" office:value="2694" table:style-name="ce10">
            <text:p>2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23" table:style-name="ce52">
            <text:p>4,823</text:p>
          </table:table-cell>
          <table:table-cell office:value-type="float" office:value="10810" table:style-name="ce11">
            <text:p>10,810</text:p>
          </table:table-cell>
          <table:table-cell office:value-type="float" office:value="5727" table:style-name="ce11">
            <text:p>5,727</text:p>
          </table:table-cell>
          <table:table-cell office:value-type="float" office:value="5083" table:style-name="ce10">
            <text:p>5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00" table:style-name="ce52">
            <text:p>3,700</text:p>
          </table:table-cell>
          <table:table-cell office:value-type="float" office:value="8117" table:style-name="ce11">
            <text:p>8,117</text:p>
          </table:table-cell>
          <table:table-cell office:value-type="float" office:value="4458" table:style-name="ce11">
            <text:p>4,458</text:p>
          </table:table-cell>
          <table:table-cell office:value-type="float" office:value="3659" table:style-name="ce10">
            <text:p>3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83" table:style-name="ce52">
            <text:p>2,883</text:p>
          </table:table-cell>
          <table:table-cell office:value-type="float" office:value="6781" table:style-name="ce11">
            <text:p>6,781</text:p>
          </table:table-cell>
          <table:table-cell office:value-type="float" office:value="3819" table:style-name="ce11">
            <text:p>3,819</text:p>
          </table:table-cell>
          <table:table-cell office:value-type="float" office:value="2962" table:style-name="ce10">
            <text:p>2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7" table:style-name="ce52">
            <text:p>3,027</text:p>
          </table:table-cell>
          <table:table-cell office:value-type="float" office:value="7472" table:style-name="ce11">
            <text:p>7,472</text:p>
          </table:table-cell>
          <table:table-cell office:value-type="float" office:value="3945" table:style-name="ce11">
            <text:p>3,945</text:p>
          </table:table-cell>
          <table:table-cell office:value-type="float" office:value="3527" table:style-name="ce10">
            <text:p>3,5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61" table:style-name="ce52">
            <text:p>3,161</text:p>
          </table:table-cell>
          <table:table-cell office:value-type="float" office:value="7988" table:style-name="ce11">
            <text:p>7,988</text:p>
          </table:table-cell>
          <table:table-cell office:value-type="float" office:value="4112" table:style-name="ce11">
            <text:p>4,112</text:p>
          </table:table-cell>
          <table:table-cell office:value-type="float" office:value="3876" table:style-name="ce10">
            <text:p>3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203" table:style-name="ce52">
            <text:p>1,203</text:p>
          </table:table-cell>
          <table:table-cell office:value-type="float" office:value="4119" table:style-name="ce11">
            <text:p>4,119</text:p>
          </table:table-cell>
          <table:table-cell office:value-type="float" office:value="2212" table:style-name="ce11">
            <text:p>2,212</text:p>
          </table:table-cell>
          <table:table-cell office:value-type="float" office:value="1907" table:style-name="ce10">
            <text:p>1,9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82" table:style-name="ce52">
            <text:p>1,082</text:p>
          </table:table-cell>
          <table:table-cell office:value-type="float" office:value="3585" table:style-name="ce11">
            <text:p>3,585</text:p>
          </table:table-cell>
          <table:table-cell office:value-type="float" office:value="1900" table:style-name="ce11">
            <text:p>1,900</text:p>
          </table:table-cell>
          <table:table-cell office:value-type="float" office:value="1685" table:style-name="ce10">
            <text:p>1,6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0" table:style-name="ce52">
            <text:p>1,090</text:p>
          </table:table-cell>
          <table:table-cell office:value-type="float" office:value="4171" table:style-name="ce11">
            <text:p>4,171</text:p>
          </table:table-cell>
          <table:table-cell office:value-type="float" office:value="2206" table:style-name="ce11">
            <text:p>2,206</text:p>
          </table:table-cell>
          <table:table-cell office:value-type="float" office:value="1965" table:style-name="ce10">
            <text:p>1,9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40" table:style-name="ce52">
            <text:p>1,440</text:p>
          </table:table-cell>
          <table:table-cell office:value-type="float" office:value="3445" table:style-name="ce11">
            <text:p>3,445</text:p>
          </table:table-cell>
          <table:table-cell office:value-type="float" office:value="1871" table:style-name="ce11">
            <text:p>1,871</text:p>
          </table:table-cell>
          <table:table-cell office:value-type="float" office:value="1574" table:style-name="ce10">
            <text:p>1,5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96" table:style-name="ce52">
            <text:p>1,196</text:p>
          </table:table-cell>
          <table:table-cell office:value-type="float" office:value="3671" table:style-name="ce11">
            <text:p>3,671</text:p>
          </table:table-cell>
          <table:table-cell office:value-type="float" office:value="1855" table:style-name="ce11">
            <text:p>1,855</text:p>
          </table:table-cell>
          <table:table-cell office:value-type="float" office:value="1816" table:style-name="ce10">
            <text:p>1,81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56" table:style-name="ce53">
            <text:p>1,956</text:p>
          </table:table-cell>
          <table:table-cell office:value-type="float" office:value="5233" table:style-name="ce18">
            <text:p>5,233</text:p>
          </table:table-cell>
          <table:table-cell office:value-type="float" office:value="2616" table:style-name="ce18">
            <text:p>2,616</text:p>
          </table:table-cell>
          <table:table-cell office:value-type="float" office:value="2617" table:style-name="ce17">
            <text:p>2,617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955" table:style-name="ce71">
            <text:p>127,955</text:p>
          </table:table-cell>
          <table:table-cell office:value-type="float" office:value="321063" table:style-name="ce79">
            <text:p>321,063</text:p>
          </table:table-cell>
          <table:table-cell office:value-type="float" office:value="162262" table:style-name="ce79">
            <text:p>162,262</text:p>
          </table:table-cell>
          <table:table-cell office:value-type="float" office:value="158801" table:style-name="ce73">
            <text:p>158,8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95" table:style-name="ce52">
            <text:p>41,695</text:p>
          </table:table-cell>
          <table:table-cell office:value-type="float" office:value="100791" table:style-name="ce11">
            <text:p>100,791</text:p>
          </table:table-cell>
          <table:table-cell office:value-type="float" office:value="48441" table:style-name="ce11">
            <text:p>48,441</text:p>
          </table:table-cell>
          <table:table-cell office:value-type="float" office:value="52350" table:style-name="ce10">
            <text:p>52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75" table:style-name="ce52">
            <text:p>4,375</text:p>
          </table:table-cell>
          <table:table-cell office:value-type="float" office:value="10677" table:style-name="ce11">
            <text:p>10,677</text:p>
          </table:table-cell>
          <table:table-cell office:value-type="float" office:value="5524" table:style-name="ce11">
            <text:p>5,524</text:p>
          </table:table-cell>
          <table:table-cell office:value-type="float" office:value="5153" table:style-name="ce10">
            <text:p>5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85" table:style-name="ce52">
            <text:p>8,885</text:p>
          </table:table-cell>
          <table:table-cell office:value-type="float" office:value="22843" table:style-name="ce11">
            <text:p>22,843</text:p>
          </table:table-cell>
          <table:table-cell office:value-type="float" office:value="12068" table:style-name="ce11">
            <text:p>12,068</text:p>
          </table:table-cell>
          <table:table-cell office:value-type="float" office:value="10775" table:style-name="ce10">
            <text:p>10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8186" table:style-name="ce52">
            <text:p>8,186</text:p>
          </table:table-cell>
          <table:table-cell office:value-type="float" office:value="20264" table:style-name="ce11">
            <text:p>20,264</text:p>
          </table:table-cell>
          <table:table-cell office:value-type="float" office:value="10298" table:style-name="ce11">
            <text:p>10,298</text:p>
          </table:table-cell>
          <table:table-cell office:value-type="float" office:value="9966" table:style-name="ce10">
            <text:p>9,9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3057" table:style-name="ce52">
            <text:p>33,057</text:p>
          </table:table-cell>
          <table:table-cell office:value-type="float" office:value="83104" table:style-name="ce11">
            <text:p>83,104</text:p>
          </table:table-cell>
          <table:table-cell office:value-type="float" office:value="41562" table:style-name="ce11">
            <text:p>41,562</text:p>
          </table:table-cell>
          <table:table-cell office:value-type="float" office:value="41542" table:style-name="ce10">
            <text:p>41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79" table:style-name="ce52">
            <text:p>7,379</text:p>
          </table:table-cell>
          <table:table-cell office:value-type="float" office:value="17312" table:style-name="ce11">
            <text:p>17,312</text:p>
          </table:table-cell>
          <table:table-cell office:value-type="float" office:value="9186" table:style-name="ce11">
            <text:p>9,186</text:p>
          </table:table-cell>
          <table:table-cell office:value-type="float" office:value="8126" table:style-name="ce10">
            <text:p>8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65" table:style-name="ce52">
            <text:p>4,965</text:p>
          </table:table-cell>
          <table:table-cell office:value-type="float" office:value="12150" table:style-name="ce11">
            <text:p>12,150</text:p>
          </table:table-cell>
          <table:table-cell office:value-type="float" office:value="6452" table:style-name="ce11">
            <text:p>6,452</text:p>
          </table:table-cell>
          <table:table-cell office:value-type="float" office:value="5698" table:style-name="ce10">
            <text:p>5,6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5" table:style-name="ce52">
            <text:p>1,685</text:p>
          </table:table-cell>
          <table:table-cell office:value-type="float" office:value="4324" table:style-name="ce11">
            <text:p>4,324</text:p>
          </table:table-cell>
          <table:table-cell office:value-type="float" office:value="2426" table:style-name="ce11">
            <text:p>2,426</text:p>
          </table:table-cell>
          <table:table-cell office:value-type="float" office:value="1898" table:style-name="ce10">
            <text:p>1,8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97" table:style-name="ce52">
            <text:p>4,797</text:p>
          </table:table-cell>
          <table:table-cell office:value-type="float" office:value="11082" table:style-name="ce11">
            <text:p>11,082</text:p>
          </table:table-cell>
          <table:table-cell office:value-type="float" office:value="5942" table:style-name="ce11">
            <text:p>5,942</text:p>
          </table:table-cell>
          <table:table-cell office:value-type="float" office:value="5140" table:style-name="ce10">
            <text:p>5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9" table:style-name="ce52">
            <text:p>4,059</text:p>
          </table:table-cell>
          <table:table-cell office:value-type="float" office:value="9791" table:style-name="ce11">
            <text:p>9,791</text:p>
          </table:table-cell>
          <table:table-cell office:value-type="float" office:value="5313" table:style-name="ce11">
            <text:p>5,313</text:p>
          </table:table-cell>
          <table:table-cell office:value-type="float" office:value="4478" table:style-name="ce10">
            <text:p>4,4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5037" table:style-name="ce52">
            <text:p>5,037</text:p>
          </table:table-cell>
          <table:table-cell office:value-type="float" office:value="16607" table:style-name="ce11">
            <text:p>16,607</text:p>
          </table:table-cell>
          <table:table-cell office:value-type="float" office:value="8536" table:style-name="ce11">
            <text:p>8,536</text:p>
          </table:table-cell>
          <table:table-cell office:value-type="float" office:value="8071" table:style-name="ce10">
            <text:p>8,0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6" table:style-name="ce52">
            <text:p>2,116</text:p>
          </table:table-cell>
          <table:table-cell office:value-type="float" office:value="6152" table:style-name="ce11">
            <text:p>6,152</text:p>
          </table:table-cell>
          <table:table-cell office:value-type="float" office:value="3243" table:style-name="ce11">
            <text:p>3,243</text:p>
          </table:table-cell>
          <table:table-cell office:value-type="float" office:value="2909" table:style-name="ce10">
            <text:p>2,90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19" table:style-name="ce53">
            <text:p>1,719</text:p>
          </table:table-cell>
          <table:table-cell office:value-type="float" office:value="5966" table:style-name="ce18">
            <text:p>5,966</text:p>
          </table:table-cell>
          <table:table-cell office:value-type="float" office:value="3271" table:style-name="ce18">
            <text:p>3,271</text:p>
          </table:table-cell>
          <table:table-cell office:value-type="float" office:value="2695" table:style-name="ce17">
            <text:p>2,69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393" table:style-name="ce71">
            <text:p>42,393</text:p>
          </table:table-cell>
          <table:table-cell office:value-type="float" office:value="106296" table:style-name="ce79">
            <text:p>106,296</text:p>
          </table:table-cell>
          <table:table-cell office:value-type="float" office:value="54674" table:style-name="ce79">
            <text:p>54,674</text:p>
          </table:table-cell>
          <table:table-cell office:value-type="float" office:value="51622" table:style-name="ce73">
            <text:p>51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908" table:style-name="ce52">
            <text:p>25,908</text:p>
          </table:table-cell>
          <table:table-cell office:value-type="float" office:value="63249" table:style-name="ce11">
            <text:p>63,249</text:p>
          </table:table-cell>
          <table:table-cell office:value-type="float" office:value="32162" table:style-name="ce11">
            <text:p>32,162</text:p>
          </table:table-cell>
          <table:table-cell office:value-type="float" office:value="31087" table:style-name="ce10">
            <text:p>31,0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228" table:style-name="ce52">
            <text:p>6,228</text:p>
          </table:table-cell>
          <table:table-cell office:value-type="float" office:value="15458" table:style-name="ce11">
            <text:p>15,458</text:p>
          </table:table-cell>
          <table:table-cell office:value-type="float" office:value="8164" table:style-name="ce11">
            <text:p>8,164</text:p>
          </table:table-cell>
          <table:table-cell office:value-type="float" office:value="7294" table:style-name="ce10">
            <text:p>7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32" table:style-name="ce52">
            <text:p>3,632</text:p>
          </table:table-cell>
          <table:table-cell office:value-type="float" office:value="9979" table:style-name="ce11">
            <text:p>9,979</text:p>
          </table:table-cell>
          <table:table-cell office:value-type="float" office:value="5155" table:style-name="ce11">
            <text:p>5,155</text:p>
          </table:table-cell>
          <table:table-cell office:value-type="float" office:value="4824" table:style-name="ce10">
            <text:p>4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92" table:style-name="ce52">
            <text:p>3,092</text:p>
          </table:table-cell>
          <table:table-cell office:value-type="float" office:value="8332" table:style-name="ce11">
            <text:p>8,332</text:p>
          </table:table-cell>
          <table:table-cell office:value-type="float" office:value="4296" table:style-name="ce11">
            <text:p>4,296</text:p>
          </table:table-cell>
          <table:table-cell office:value-type="float" office:value="4036" table:style-name="ce10">
            <text:p>4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56" table:style-name="ce52">
            <text:p>2,056</text:p>
          </table:table-cell>
          <table:table-cell office:value-type="float" office:value="5423" table:style-name="ce11">
            <text:p>5,423</text:p>
          </table:table-cell>
          <table:table-cell office:value-type="float" office:value="2923" table:style-name="ce11">
            <text:p>2,923</text:p>
          </table:table-cell>
          <table:table-cell office:value-type="float" office:value="2500" table:style-name="ce10">
            <text:p>2,50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77" table:style-name="ce53">
            <text:p>1,477</text:p>
          </table:table-cell>
          <table:table-cell office:value-type="float" office:value="3855" table:style-name="ce18">
            <text:p>3,855</text:p>
          </table:table-cell>
          <table:table-cell office:value-type="float" office:value="1974" table:style-name="ce18">
            <text:p>1,974</text:p>
          </table:table-cell>
          <table:table-cell office:value-type="float" office:value="1881" table:style-name="ce17">
            <text:p>1,88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1年01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994" table:style-name="ce71">
            <text:p>155,994</text:p>
          </table:table-cell>
          <table:table-cell office:value-type="float" office:value="363594" table:style-name="ce79">
            <text:p>363,594</text:p>
          </table:table-cell>
          <table:table-cell office:value-type="float" office:value="181296" table:style-name="ce79">
            <text:p>181,296</text:p>
          </table:table-cell>
          <table:table-cell office:value-type="float" office:value="182298" table:style-name="ce73">
            <text:p>182,29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901" table:style-name="ce52">
            <text:p>22,901</text:p>
          </table:table-cell>
          <table:table-cell office:value-type="float" office:value="50636" table:style-name="ce11">
            <text:p>50,636</text:p>
          </table:table-cell>
          <table:table-cell office:value-type="float" office:value="25715" table:style-name="ce11">
            <text:p>25,715</text:p>
          </table:table-cell>
          <table:table-cell office:value-type="float" office:value="24921" table:style-name="ce10">
            <text:p>24,92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995" table:style-name="ce52">
            <text:p>21,995</text:p>
          </table:table-cell>
          <table:table-cell office:value-type="float" office:value="53186" table:style-name="ce11">
            <text:p>53,186</text:p>
          </table:table-cell>
          <table:table-cell office:value-type="float" office:value="26566" table:style-name="ce11">
            <text:p>26,566</text:p>
          </table:table-cell>
          <table:table-cell office:value-type="float" office:value="26620" table:style-name="ce10">
            <text:p>26,62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252" table:style-name="ce52">
            <text:p>16,252</text:p>
          </table:table-cell>
          <table:table-cell office:value-type="float" office:value="38401" table:style-name="ce11">
            <text:p>38,401</text:p>
          </table:table-cell>
          <table:table-cell office:value-type="float" office:value="19149" table:style-name="ce11">
            <text:p>19,149</text:p>
          </table:table-cell>
          <table:table-cell office:value-type="float" office:value="19252" table:style-name="ce10">
            <text:p>19,25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828" table:style-name="ce52">
            <text:p>18,828</text:p>
          </table:table-cell>
          <table:table-cell office:value-type="float" office:value="41710" table:style-name="ce11">
            <text:p>41,710</text:p>
          </table:table-cell>
          <table:table-cell office:value-type="float" office:value="20517" table:style-name="ce11">
            <text:p>20,517</text:p>
          </table:table-cell>
          <table:table-cell office:value-type="float" office:value="21193" table:style-name="ce10">
            <text:p>21,19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02" table:style-name="ce52">
            <text:p>19,202</text:p>
          </table:table-cell>
          <table:table-cell office:value-type="float" office:value="45710" table:style-name="ce11">
            <text:p>45,710</text:p>
          </table:table-cell>
          <table:table-cell office:value-type="float" office:value="23184" table:style-name="ce11">
            <text:p>23,184</text:p>
          </table:table-cell>
          <table:table-cell office:value-type="float" office:value="22526" table:style-name="ce10">
            <text:p>22,52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10" table:style-name="ce52">
            <text:p>34,010</text:p>
          </table:table-cell>
          <table:table-cell office:value-type="float" office:value="80918" table:style-name="ce11">
            <text:p>80,918</text:p>
          </table:table-cell>
          <table:table-cell office:value-type="float" office:value="40107" table:style-name="ce11">
            <text:p>40,107</text:p>
          </table:table-cell>
          <table:table-cell office:value-type="float" office:value="40811" table:style-name="ce10">
            <text:p>40,81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806" table:style-name="ce53">
            <text:p>22,806</text:p>
          </table:table-cell>
          <table:table-cell office:value-type="float" office:value="53033" table:style-name="ce18">
            <text:p>53,033</text:p>
          </table:table-cell>
          <table:table-cell office:value-type="float" office:value="26058" table:style-name="ce18">
            <text:p>26,058</text:p>
          </table:table-cell>
          <table:table-cell office:value-type="float" office:value="26975" table:style-name="ce17">
            <text:p>26,975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167" table:style-name="ce71">
            <text:p>174,167</text:p>
          </table:table-cell>
          <table:table-cell office:value-type="float" office:value="452586" table:style-name="ce79">
            <text:p>452,586</text:p>
          </table:table-cell>
          <table:table-cell office:value-type="float" office:value="223622" table:style-name="ce79">
            <text:p>223,622</text:p>
          </table:table-cell>
          <table:table-cell office:value-type="float" office:value="228964" table:style-name="ce73">
            <text:p>228,9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5503" table:style-name="ce52">
            <text:p>85,503</text:p>
          </table:table-cell>
          <table:table-cell office:value-type="float" office:value="221713" table:style-name="ce11">
            <text:p>221,713</text:p>
          </table:table-cell>
          <table:table-cell office:value-type="float" office:value="109408" table:style-name="ce11">
            <text:p>109,408</text:p>
          </table:table-cell>
          <table:table-cell office:value-type="float" office:value="112305" table:style-name="ce10">
            <text:p>112,3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853" table:style-name="ce52">
            <text:p>59,853</text:p>
          </table:table-cell>
          <table:table-cell office:value-type="float" office:value="152267" table:style-name="ce11">
            <text:p>152,267</text:p>
          </table:table-cell>
          <table:table-cell office:value-type="float" office:value="74261" table:style-name="ce11">
            <text:p>74,261</text:p>
          </table:table-cell>
          <table:table-cell office:value-type="float" office:value="78006" table:style-name="ce10">
            <text:p>78,00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811" table:style-name="ce53">
            <text:p>28,811</text:p>
          </table:table-cell>
          <table:table-cell office:value-type="float" office:value="78606" table:style-name="ce18">
            <text:p>78,606</text:p>
          </table:table-cell>
          <table:table-cell office:value-type="float" office:value="39953" table:style-name="ce18">
            <text:p>39,953</text:p>
          </table:table-cell>
          <table:table-cell office:value-type="float" office:value="38653" table:style-name="ce17">
            <text:p>38,653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776" table:style-name="ce71">
            <text:p>101,776</text:p>
          </table:table-cell>
          <table:table-cell office:value-type="float" office:value="264544" table:style-name="ce79">
            <text:p>264,544</text:p>
          </table:table-cell>
          <table:table-cell office:value-type="float" office:value="127707" table:style-name="ce79">
            <text:p>127,707</text:p>
          </table:table-cell>
          <table:table-cell office:value-type="float" office:value="136837" table:style-name="ce73">
            <text:p>136,8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6138" table:style-name="ce52">
            <text:p>46,138</text:p>
          </table:table-cell>
          <table:table-cell office:value-type="float" office:value="118860" table:style-name="ce11">
            <text:p>118,860</text:p>
          </table:table-cell>
          <table:table-cell office:value-type="float" office:value="56861" table:style-name="ce11">
            <text:p>56,861</text:p>
          </table:table-cell>
          <table:table-cell office:value-type="float" office:value="61999" table:style-name="ce10">
            <text:p>61,99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638" table:style-name="ce53">
            <text:p>55,638</text:p>
          </table:table-cell>
          <table:table-cell office:value-type="float" office:value="145684" table:style-name="ce18">
            <text:p>145,684</text:p>
          </table:table-cell>
          <table:table-cell office:value-type="float" office:value="70846" table:style-name="ce18">
            <text:p>70,846</text:p>
          </table:table-cell>
          <table:table-cell office:value-type="float" office:value="74838" table:style-name="ce17">
            <text:p>74,83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647" table:style-name="ce71">
            <text:p>42,647</text:p>
          </table:table-cell>
          <table:table-cell office:value-type="float" office:value="141505" table:style-name="ce79">
            <text:p>141,505</text:p>
          </table:table-cell>
          <table:table-cell office:value-type="float" office:value="70469" table:style-name="ce79">
            <text:p>70,469</text:p>
          </table:table-cell>
          <table:table-cell office:value-type="float" office:value="71036" table:style-name="ce73">
            <text:p>71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282" table:style-name="ce52">
            <text:p>13,282</text:p>
          </table:table-cell>
          <table:table-cell office:value-type="float" office:value="42806" table:style-name="ce11">
            <text:p>42,806</text:p>
          </table:table-cell>
          <table:table-cell office:value-type="float" office:value="21304" table:style-name="ce11">
            <text:p>21,304</text:p>
          </table:table-cell>
          <table:table-cell office:value-type="float" office:value="21502" table:style-name="ce10">
            <text:p>21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570" table:style-name="ce52">
            <text:p>9,570</text:p>
          </table:table-cell>
          <table:table-cell office:value-type="float" office:value="30625" table:style-name="ce11">
            <text:p>30,625</text:p>
          </table:table-cell>
          <table:table-cell office:value-type="float" office:value="15315" table:style-name="ce11">
            <text:p>15,315</text:p>
          </table:table-cell>
          <table:table-cell office:value-type="float" office:value="15310" table:style-name="ce10">
            <text:p>15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537" table:style-name="ce52">
            <text:p>6,537</text:p>
          </table:table-cell>
          <table:table-cell office:value-type="float" office:value="20771" table:style-name="ce11">
            <text:p>20,771</text:p>
          </table:table-cell>
          <table:table-cell office:value-type="float" office:value="10189" table:style-name="ce11">
            <text:p>10,189</text:p>
          </table:table-cell>
          <table:table-cell office:value-type="float" office:value="10582" table:style-name="ce10">
            <text:p>10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855" table:style-name="ce52">
            <text:p>9,855</text:p>
          </table:table-cell>
          <table:table-cell office:value-type="float" office:value="33906" table:style-name="ce11">
            <text:p>33,906</text:p>
          </table:table-cell>
          <table:table-cell office:value-type="float" office:value="16982" table:style-name="ce11">
            <text:p>16,982</text:p>
          </table:table-cell>
          <table:table-cell office:value-type="float" office:value="16924" table:style-name="ce10">
            <text:p>16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71" table:style-name="ce52">
            <text:p>3,271</text:p>
          </table:table-cell>
          <table:table-cell office:value-type="float" office:value="12724" table:style-name="ce11">
            <text:p>12,724</text:p>
          </table:table-cell>
          <table:table-cell office:value-type="float" office:value="6335" table:style-name="ce11">
            <text:p>6,335</text:p>
          </table:table-cell>
          <table:table-cell office:value-type="float" office:value="6389" table:style-name="ce10">
            <text:p>6,38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73" table:style-name="ce18">
            <text:p>673</text:p>
          </table:table-cell>
          <table:table-cell office:value-type="float" office:value="344" table:style-name="ce18">
            <text:p>344</text:p>
          </table:table-cell>
          <table:table-cell office:value-type="float" office:value="329" table:style-name="ce17">
            <text:p>32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35" table:style-name="ce71">
            <text:p>3,535</text:p>
          </table:table-cell>
          <table:table-cell office:value-type="float" office:value="13665" table:style-name="ce79">
            <text:p>13,665</text:p>
          </table:table-cell>
          <table:table-cell office:value-type="float" office:value="7936" table:style-name="ce79">
            <text:p>7,936</text:p>
          </table:table-cell>
          <table:table-cell office:value-type="float" office:value="5729" table:style-name="ce73">
            <text:p>5,7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2003" table:style-name="ce52">
            <text:p>2,003</text:p>
          </table:table-cell>
          <table:table-cell office:value-type="float" office:value="7643" table:style-name="ce11">
            <text:p>7,643</text:p>
          </table:table-cell>
          <table:table-cell office:value-type="float" office:value="4312" table:style-name="ce11">
            <text:p>4,312</text:p>
          </table:table-cell>
          <table:table-cell office:value-type="float" office:value="3331" table:style-name="ce10">
            <text:p>3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47" table:style-name="ce52">
            <text:p>847</text:p>
          </table:table-cell>
          <table:table-cell office:value-type="float" office:value="3017" table:style-name="ce11">
            <text:p>3,017</text:p>
          </table:table-cell>
          <table:table-cell office:value-type="float" office:value="1745" table:style-name="ce11">
            <text:p>1,745</text:p>
          </table:table-cell>
          <table:table-cell office:value-type="float" office:value="1272" table:style-name="ce10">
            <text:p>1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28" table:style-name="ce52">
            <text:p>328</text:p>
          </table:table-cell>
          <table:table-cell office:value-type="float" office:value="1501" table:style-name="ce11">
            <text:p>1,501</text:p>
          </table:table-cell>
          <table:table-cell office:value-type="float" office:value="950" table:style-name="ce11">
            <text:p>950</text:p>
          </table:table-cell>
          <table:table-cell office:value-type="float" office:value="551" table:style-name="ce10">
            <text:p>55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7" table:style-name="ce53">
            <text:p>357</text:p>
          </table:table-cell>
          <table:table-cell office:value-type="float" office:value="1504" table:style-name="ce18">
            <text:p>1,504</text:p>
          </table:table-cell>
          <table:table-cell office:value-type="float" office:value="929" table:style-name="ce18">
            <text:p>929</text:p>
          </table:table-cell>
          <table:table-cell office:value-type="float" office:value="575" table:style-name="ce17">
            <text:p>57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user</meta:initial-creator>
    <dc:creator>盧怡婷</dc:creator>
    <meta:creation-date>1998-03-06T04:37:15Z</meta:creation-date>
    <dc:date>2022-02-07T08:11:34Z</dc:date>
    <meta:print-date>2020-06-02T06:30:47Z</meta:print-date>
  </office:meta>
</office:document-meta>
</file>